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1.45mm"/>
    </style:style>
    <style:style style:name="co7" style:family="table-column">
      <style:table-column-properties fo:break-before="auto" style:column-width="18.82mm"/>
    </style:style>
    <style:style style:name="co8" style:family="table-column">
      <style:table-column-properties fo:break-before="auto" style:column-width="17.71mm"/>
    </style:style>
    <style:style style:name="co9" style:family="table-column">
      <style:table-column-properties fo:break-before="auto" style:column-width="23.48mm"/>
    </style:style>
    <style:style style:name="co10" style:family="table-column">
      <style:table-column-properties fo:break-before="auto" style:column-width="29.02mm"/>
    </style:style>
    <style:style style:name="co11" style:family="table-column">
      <style:table-column-properties fo:break-before="auto" style:column-width="21.48mm"/>
    </style:style>
    <style:style style:name="co12" style:family="table-column">
      <style:table-column-properties fo:break-before="auto" style:column-width="24.13mm"/>
    </style:style>
    <style:style style:name="co13" style:family="table-column">
      <style:table-column-properties fo:break-before="auto" style:column-width="27.02mm"/>
    </style:style>
    <style:style style:name="co14" style:family="table-column">
      <style:table-column-properties fo:break-before="auto" style:column-width="27.23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26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77mm" fo:break-before="auto" style:use-optimal-row-height="false"/>
    </style:style>
    <style:style style:name="ro11" style:family="table-row">
      <style:table-row-properties style:row-height="6.99mm" fo:break-before="auto" style:use-optimal-row-height="false"/>
    </style:style>
    <style:style style:name="ro12" style:family="table-row">
      <style:table-row-properties style:row-height="5.72mm" fo:break-before="auto" style:use-optimal-row-height="false"/>
    </style:style>
    <style:style style:name="ro13" style:family="table-row">
      <style:table-row-properties style:row-height="6.51mm" fo:break-before="auto" style:use-optimal-row-height="false"/>
    </style:style>
    <style:style style:name="ro14" style:family="table-row">
      <style:table-row-properties style:row-height="6.56mm" fo:break-before="auto" style:use-optimal-row-height="false"/>
    </style:style>
    <style:style style:name="ro15" style:family="table-row">
      <style:table-row-properties style:row-height="6.14mm" fo:break-before="auto" style:use-optimal-row-height="false"/>
    </style:style>
    <style:style style:name="ro16" style:family="table-row">
      <style:table-row-properties style:row-height="5.5mm" fo:break-before="auto" style:use-optimal-row-height="false"/>
    </style:style>
    <style:style style:name="ro17" style:family="table-row">
      <style:table-row-properties style:row-height="14.23mm" fo:break-before="auto" style:use-optimal-row-height="false"/>
    </style:style>
    <style:style style:name="ro18" style:family="table-row">
      <style:table-row-properties style:row-height="7.04mm" fo:break-before="auto" style:use-optimal-row-height="false"/>
    </style:style>
    <style:style style:name="ro19" style:family="table-row">
      <style:table-row-properties style:row-height="5.72mm" fo:break-before="auto" style:use-optimal-row-height="false"/>
    </style:style>
    <style:style style:name="ro20" style:family="table-row">
      <style:table-row-properties style:row-height="8.15mm" fo:break-before="auto" style:use-optimal-row-height="false"/>
    </style:style>
    <style:style style:name="ro21" style:family="table-row">
      <style:table-row-properties style:row-height="7.57mm" fo:break-before="auto" style:use-optimal-row-height="false"/>
    </style:style>
    <style:style style:name="ro22" style:family="table-row">
      <style:table-row-properties style:row-height="7.78mm" fo:break-before="auto" style:use-optimal-row-height="false"/>
    </style:style>
    <style:style style:name="ro23" style:family="table-row">
      <style:table-row-properties style:row-height="7.09mm" fo:break-before="auto" style:use-optimal-row-height="false"/>
    </style:style>
    <style:style style:name="ro24"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62">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62">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76">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76">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76">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7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83">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4">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4">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4">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4">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data-style-name="N164">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4"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Excel_5f_BuiltIn_5f_Comma_5f_0" style:data-style-name="N17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2"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3"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4" style:family="table-cell" style:parent-style-name="Default" style:data-style-name="N172">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72">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data-style-name="N172">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9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Excel_5f_BuiltIn_5f_Comma_5f_0" style:data-style-name="N19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6"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0"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1"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2"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Excel_5f_BuiltIn_5f_Comma" style:data-style-name="N176">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5"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6" style:family="table-cell" style:parent-style-name="Default" style:data-style-name="N176">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7" style:family="table-cell" style:parent-style-name="Default" style:data-style-name="N176">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76">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0"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3"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4" style:family="table-cell" style:parent-style-name="Default" style:data-style-name="N164">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5" style:family="table-cell" style:parent-style-name="千分位_5b_0_5d__5f_96-09"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7" style:family="table-cell" style:parent-style-name="Excel_5f_BuiltIn_5f_Comma" style:data-style-name="N179">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8"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Default" style:data-style-name="N164">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0" style:family="table-cell" style:parent-style-name="Excel_5f_BuiltIn_5f_Comma" style:data-style-name="N164">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1"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2" style:family="table-cell" style:parent-style-name="Excel_5f_BuiltIn_5f_Comma" style:data-style-name="N164">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Default" style:data-style-name="N165">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4" style:family="table-cell" style:parent-style-name="Default" style:data-style-name="N179">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7"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Excel_5f_BuiltIn_5f_Comma" style:data-style-name="N179">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79">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number-columns-repeated="2" table:default-cell-style-name="ce13"/>
        <table:table-column table:style-name="co1" table:default-cell-style-name="ce13"/>
        <table:table-column table:style-name="co7" table:default-cell-style-name="ce13"/>
        <table:table-column table:style-name="co8" table:number-columns-repeated="244" table:default-cell-style-name="ce13"/>
        <table:table-column table:style-name="co8" table:number-columns-repeated="767" table:default-cell-style-name="Default"/>
        <table:table-row table:style-name="ro1">
          <table:table-cell table:style-name="ce1" office:value-type="string" calcext:value-type="string" table:number-columns-spanned="12" table:number-rows-spanned="1">
            <text:p><text:s text:c="4"/>戶數、人口數、性比例及人口密度統計表 </text:p>
          </table:table-cell>
          <table:covered-table-cell table:number-columns-repeated="10" table:style-name="ce14"/>
          <table:covered-table-cell table:style-name="ce62"/>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3"/>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49" office:value-type="float" office:value="105.22" calcext:value-type="float">
            <text:p><text:s text:c="3"/>105.22</text:p>
          </table:table-cell>
          <table:table-cell table:style-name="ce49" office:value-type="float" office:value="605.96" calcext:value-type="float">
            <text:p><text:s text:c="3"/>605.96</text:p>
          </table:table-cell>
          <table:table-cell table:style-name="ce64"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49" office:value-type="float" office:value="104.95" calcext:value-type="float">
            <text:p><text:s text:c="3"/>104.95</text:p>
          </table:table-cell>
          <table:table-cell table:style-name="ce49" office:value-type="float" office:value="610.49" calcext:value-type="float">
            <text:p><text:s text:c="3"/>610.49</text:p>
          </table:table-cell>
          <table:table-cell table:style-name="ce64"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49" office:value-type="float" office:value="104.66" calcext:value-type="float">
            <text:p><text:s text:c="3"/>104.66</text:p>
          </table:table-cell>
          <table:table-cell table:style-name="ce49" office:value-type="float" office:value="615.58" calcext:value-type="float">
            <text:p><text:s text:c="3"/>615.58</text:p>
          </table:table-cell>
          <table:table-cell table:style-name="ce64"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49" office:value-type="float" office:value="104.36" calcext:value-type="float">
            <text:p><text:s text:c="3"/>104.36</text:p>
          </table:table-cell>
          <table:table-cell table:style-name="ce49" office:value-type="float" office:value="619.14" calcext:value-type="float">
            <text:p><text:s text:c="3"/>619.14</text:p>
          </table:table-cell>
          <table:table-cell table:style-name="ce64"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49" office:value-type="float" office:value="104.08" calcext:value-type="float">
            <text:p><text:s text:c="3"/>104.08</text:p>
          </table:table-cell>
          <table:table-cell table:style-name="ce49" office:value-type="float" office:value="622.33" calcext:value-type="float">
            <text:p><text:s text:c="3"/>622.33</text:p>
          </table:table-cell>
          <table:table-cell table:style-name="ce64"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0" office:value-type="float" office:value="103.84" calcext:value-type="float">
            <text:p><text:s text:c="3"/>103.84</text:p>
          </table:table-cell>
          <table:table-cell table:style-name="ce50" office:value-type="float" office:value="624.64" calcext:value-type="float">
            <text:p><text:s text:c="3"/>624.64</text:p>
          </table:table-cell>
          <table:table-cell table:style-name="ce65"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0" office:value-type="float" office:value="103.53" calcext:value-type="float">
            <text:p><text:s text:c="3"/>103.53</text:p>
          </table:table-cell>
          <table:table-cell table:style-name="ce50" office:value-type="float" office:value="626.98" calcext:value-type="float">
            <text:p><text:s text:c="3"/>626.98</text:p>
          </table:table-cell>
          <table:table-cell table:style-name="ce66"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0" office:value-type="float" office:value="103.16" calcext:value-type="float">
            <text:p><text:s text:c="3"/>103.16</text:p>
          </table:table-cell>
          <table:table-cell table:style-name="ce50" office:value-type="float" office:value="629.22" calcext:value-type="float">
            <text:p><text:s text:c="3"/>629.22</text:p>
          </table:table-cell>
          <table:table-cell table:style-name="ce66"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0" office:value-type="float" office:value="102.72" calcext:value-type="float">
            <text:p><text:s text:c="3"/>102.72</text:p>
          </table:table-cell>
          <table:table-cell table:style-name="ce50" office:value-type="float" office:value="632.16" calcext:value-type="float">
            <text:p><text:s text:c="3"/>632.16</text:p>
          </table:table-cell>
          <table:table-cell table:style-name="ce65"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0" office:value-type="float" office:value="102.28" calcext:value-type="float">
            <text:p><text:s text:c="3"/>102.28</text:p>
          </table:table-cell>
          <table:table-cell table:style-name="ce50" office:value-type="float" office:value="634.39" calcext:value-type="float">
            <text:p><text:s text:c="3"/>634.39</text:p>
          </table:table-cell>
          <table:table-cell table:style-name="ce65"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0" office:value-type="float" office:value="101.89" calcext:value-type="float">
            <text:p><text:s text:c="3"/>101.89</text:p>
          </table:table-cell>
          <table:table-cell table:style-name="ce50" office:value-type="float" office:value="636.57" calcext:value-type="float">
            <text:p><text:s text:c="3"/>636.57</text:p>
          </table:table-cell>
          <table:table-cell table:style-name="ce65"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0" office:value-type="float" office:value="101.34" calcext:value-type="float">
            <text:p><text:s text:c="3"/>101.34</text:p>
          </table:table-cell>
          <table:table-cell table:style-name="ce50" office:value-type="float" office:value="638.82" calcext:value-type="float">
            <text:p><text:s text:c="3"/>638.82</text:p>
          </table:table-cell>
          <table:table-cell table:style-name="ce65"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0" office:value-type="float" office:value="100.94" calcext:value-type="float">
            <text:p><text:s text:c="3"/>100.94</text:p>
          </table:table-cell>
          <table:table-cell table:style-name="ce50" office:value-type="float" office:value="639.99" calcext:value-type="float">
            <text:p><text:s text:c="3"/>639.99</text:p>
          </table:table-cell>
          <table:table-cell table:style-name="ce65"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1" office:value-type="float" office:value="100.57" calcext:value-type="float">
            <text:p><text:s text:c="3"/>100.57</text:p>
          </table:table-cell>
          <table:table-cell table:style-name="ce51" office:value-type="float" office:value="641.7" calcext:value-type="float">
            <text:p><text:s text:c="3"/>641.70</text:p>
          </table:table-cell>
          <table:table-cell table:style-name="ce67" office:value-type="float" office:value="2.88" calcext:value-type="float">
            <text:p><text:s text:c="3"/>2.88</text:p>
          </table:table-cell>
          <table:table-cell table:style-name="ce73" table:number-columns-repeated="1012"/>
        </table:table-row>
        <table:table-row table:style-name="ro10">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9" calcext:value-type="float">
            <text:p><text:s text:c="3"/>147,829</text:p>
          </table:table-cell>
          <table:table-cell table:style-name="ce32" office:value-type="float" office:value="8047803" calcext:value-type="float">
            <text:p><text:s text:c="3"/>8,047,803</text:p>
          </table:table-cell>
          <table:table-cell table:style-name="ce43" office:value-type="float" office:value="23205605" calcext:value-type="float">
            <text:p><text:s text:c="3"/>23,205,605</text:p>
          </table:table-cell>
          <table:table-cell table:style-name="ce32" office:value-type="float" office:value="11640046" calcext:value-type="float">
            <text:p><text:s text:c="3"/>11,640,046</text:p>
          </table:table-cell>
          <table:table-cell table:style-name="ce32" office:value-type="float" office:value="11565559" calcext:value-type="float">
            <text:p><text:s text:c="3"/>11,565,559</text:p>
          </table:table-cell>
          <table:table-cell table:style-name="ce52" office:value-type="float" office:value="100.64" calcext:value-type="float">
            <text:p><text:s text:c="3"/>100.64</text:p>
          </table:table-cell>
          <table:table-cell table:style-name="ce52" office:value-type="float" office:value="641.17" calcext:value-type="float">
            <text:p><text:s text:c="3"/>641.17</text:p>
          </table:table-cell>
          <table:table-cell table:style-name="ce68" office:value-type="float" office:value="2.88" calcext:value-type="float">
            <text:p><text:s text:c="3"/>2.88</text:p>
          </table:table-cell>
          <table:table-cell table:style-name="ce73" table:number-columns-repeated="1012"/>
        </table:table-row>
        <table:table-row table:style-name="ro11">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2869" calcext:value-type="float">
            <text:p><text:s text:c="3"/>8,052,869</text:p>
          </table:table-cell>
          <table:table-cell table:style-name="ce43" office:value-type="float" office:value="23214620" calcext:value-type="float">
            <text:p><text:s text:c="3"/>23,214,620</text:p>
          </table:table-cell>
          <table:table-cell table:style-name="ce32" office:value-type="float" office:value="11642704" calcext:value-type="float">
            <text:p><text:s text:c="3"/>11,642,704</text:p>
          </table:table-cell>
          <table:table-cell table:style-name="ce32" office:value-type="float" office:value="11571916" calcext:value-type="float">
            <text:p><text:s text:c="3"/>11,571,916</text:p>
          </table:table-cell>
          <table:table-cell table:style-name="ce52" office:value-type="float" office:value="100.61" calcext:value-type="float">
            <text:p><text:s text:c="3"/>100.61</text:p>
          </table:table-cell>
          <table:table-cell table:style-name="ce52" office:value-type="float" office:value="641.42" calcext:value-type="float">
            <text:p><text:s text:c="3"/>641.42</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2">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28" calcext:value-type="float">
            <text:p><text:s text:c="3"/>147,828</text:p>
          </table:table-cell>
          <table:table-cell table:style-name="ce32" office:value-type="float" office:value="8057761" calcext:value-type="float">
            <text:p><text:s text:c="3"/>8,057,761</text:p>
          </table:table-cell>
          <table:table-cell table:style-name="ce43" office:value-type="float" office:value="23224912" calcext:value-type="float">
            <text:p><text:s text:c="3"/>23,224,912</text:p>
          </table:table-cell>
          <table:table-cell table:style-name="ce32" office:value-type="float" office:value="11645674" calcext:value-type="float">
            <text:p><text:s text:c="3"/>11,645,674</text:p>
          </table:table-cell>
          <table:table-cell table:style-name="ce32"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7" office:value-type="string" calcext:value-type="string">
            <text:p>101 年</text:p>
          </table:table-cell>
          <table:table-cell table:style-name="ce21"/>
          <table:table-cell table:style-name="ce32" table:number-columns-repeated="4"/>
          <table:table-cell table:style-name="ce43"/>
          <table:table-cell table:style-name="ce32" table:number-columns-repeated="2"/>
          <table:table-cell table:style-name="ce53" table:number-columns-repeated="2"/>
          <table:table-cell table:style-name="ce68"/>
          <table:table-cell table:number-columns-repeated="2"/>
          <table:table-cell table:style-name="ce73" table:number-columns-repeated="1010"/>
        </table:table-row>
        <table:table-row table:style-name="ro13">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30" calcext:value-type="float">
            <text:p><text:s text:c="3"/>147,830</text:p>
          </table:table-cell>
          <table:table-cell table:style-name="ce32" office:value-type="float" office:value="8061054" calcext:value-type="float">
            <text:p><text:s text:c="3"/>8,061,054</text:p>
          </table:table-cell>
          <table:table-cell table:style-name="ce43" office:value-type="float" office:value="23230506" calcext:value-type="float">
            <text:p><text:s text:c="3"/>23,230,506</text:p>
          </table:table-cell>
          <table:table-cell table:style-name="ce32" office:value-type="float" office:value="11646876" calcext:value-type="float">
            <text:p><text:s text:c="3"/>11,646,876</text:p>
          </table:table-cell>
          <table:table-cell table:style-name="ce32" office:value-type="float" office:value="11583630" calcext:value-type="float">
            <text:p><text:s text:c="3"/>11,583,630</text:p>
          </table:table-cell>
          <table:table-cell table:style-name="ce52" office:value-type="float" office:value="100.55" calcext:value-type="float">
            <text:p><text:s text:c="3"/>100.55</text:p>
          </table:table-cell>
          <table:table-cell table:style-name="ce52" office:value-type="float" office:value="641.85" calcext:value-type="float">
            <text:p><text:s text:c="3"/>641.85</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899" calcext:value-type="float">
            <text:p><text:s text:c="3"/>147,899</text:p>
          </table:table-cell>
          <table:table-cell table:style-name="ce32" office:value-type="float" office:value="8069543" calcext:value-type="float">
            <text:p><text:s text:c="3"/>8,069,543</text:p>
          </table:table-cell>
          <table:table-cell table:style-name="ce43" office:value-type="float" office:value="23234003" calcext:value-type="float">
            <text:p><text:s text:c="3"/>23,234,003</text:p>
          </table:table-cell>
          <table:table-cell table:style-name="ce32" office:value-type="float" office:value="11647114" calcext:value-type="float">
            <text:p><text:s text:c="3"/>11,647,114</text:p>
          </table:table-cell>
          <table:table-cell table:style-name="ce32" office:value-type="float" office:value="11586889" calcext:value-type="float">
            <text:p><text:s text:c="3"/>11,586,889</text:p>
          </table:table-cell>
          <table:table-cell table:style-name="ce52" office:value-type="float" office:value="100.52" calcext:value-type="float">
            <text:p><text:s text:c="3"/>100.52</text:p>
          </table:table-cell>
          <table:table-cell table:style-name="ce52" office:value-type="float" office:value="641.95" calcext:value-type="float">
            <text:p><text:s text:c="3"/>641.95</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4">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30" calcext:value-type="float">
            <text:p><text:s text:c="3"/>147,930</text:p>
          </table:table-cell>
          <table:table-cell table:style-name="ce32" office:value-type="float" office:value="8081433" calcext:value-type="float">
            <text:p><text:s text:c="3"/>8,081,433</text:p>
          </table:table-cell>
          <table:table-cell table:style-name="ce43" office:value-type="float" office:value="23239268" calcext:value-type="float">
            <text:p><text:s text:c="3"/>23,239,268</text:p>
          </table:table-cell>
          <table:table-cell table:style-name="ce32" office:value-type="float" office:value="11648121" calcext:value-type="float">
            <text:p><text:s text:c="3"/>11,648,121</text:p>
          </table:table-cell>
          <table:table-cell table:style-name="ce32" office:value-type="float" office:value="11591147" calcext:value-type="float">
            <text:p><text:s text:c="3"/>11,591,147</text:p>
          </table:table-cell>
          <table:table-cell table:style-name="ce52" office:value-type="float" office:value="100.49" calcext:value-type="float">
            <text:p><text:s text:c="3"/>100.49</text:p>
          </table:table-cell>
          <table:table-cell table:style-name="ce52" office:value-type="float" office:value="642.1" calcext:value-type="float">
            <text:p><text:s text:c="3"/>642.10</text:p>
          </table:table-cell>
          <table:table-cell table:style-name="ce68" office:value-type="float" office:value="2.88" calcext:value-type="float">
            <text:p><text:s text:c="3"/>2.88</text:p>
          </table:table-cell>
          <table:table-cell table:number-columns-repeated="2"/>
          <table:table-cell table:style-name="ce73" table:number-columns-repeated="1010"/>
        </table:table-row>
        <table:table-row table:style-name="ro13">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2" calcext:value-type="float">
            <text:p><text:s text:c="3"/>147,952</text:p>
          </table:table-cell>
          <table:table-cell table:style-name="ce32" office:value-type="float" office:value="8091437" calcext:value-type="float">
            <text:p><text:s text:c="3"/>8,091,437</text:p>
          </table:table-cell>
          <table:table-cell table:style-name="ce43" office:value-type="float" office:value="23245018" calcext:value-type="float">
            <text:p><text:s text:c="3"/>23,245,018</text:p>
          </table:table-cell>
          <table:table-cell table:style-name="ce32" office:value-type="float" office:value="11649610" calcext:value-type="float">
            <text:p><text:s text:c="3"/>11,649,610</text:p>
          </table:table-cell>
          <table:table-cell table:style-name="ce32" office:value-type="float" office:value="11595408" calcext:value-type="float">
            <text:p><text:s text:c="3"/>11,595,408</text:p>
          </table:table-cell>
          <table:table-cell table:style-name="ce52" office:value-type="float" office:value="100.47" calcext:value-type="float">
            <text:p><text:s text:c="3"/>100.47</text:p>
          </table:table-cell>
          <table:table-cell table:style-name="ce52" office:value-type="float" office:value="642.26" calcext:value-type="float">
            <text:p><text:s text:c="3"/>642.26</text:p>
          </table:table-cell>
          <table:table-cell table:style-name="ce68" office:value-type="float" office:value="2.87" calcext:value-type="float">
            <text:p><text:s text:c="3"/>2.87</text:p>
          </table:table-cell>
          <table:table-cell table:style-name="ce74"/>
          <table:table-cell table:style-name="ce73" table:number-columns-repeated="1011"/>
        </table:table-row>
        <table:table-row table:style-name="ro13">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51" calcext:value-type="float">
            <text:p><text:s text:c="3"/>147,951</text:p>
          </table:table-cell>
          <table:table-cell table:style-name="ce32" office:value-type="float" office:value="8103991" calcext:value-type="float">
            <text:p><text:s text:c="3"/>8,103,991</text:p>
          </table:table-cell>
          <table:table-cell table:style-name="ce43" office:value-type="float" office:value="23252392" calcext:value-type="float">
            <text:p><text:s text:c="3"/>23,252,392</text:p>
          </table:table-cell>
          <table:table-cell table:style-name="ce32" office:value-type="float" office:value="11651384" calcext:value-type="float">
            <text:p><text:s text:c="3"/>11,651,384</text:p>
          </table:table-cell>
          <table:table-cell table:style-name="ce32" office:value-type="float" office:value="11601008" calcext:value-type="float">
            <text:p><text:s text:c="3"/>11,601,008</text:p>
          </table:table-cell>
          <table:table-cell table:style-name="ce52" office:value-type="float" office:value="100.43" calcext:value-type="float">
            <text:p><text:s text:c="3"/>100.43</text:p>
          </table:table-cell>
          <table:table-cell table:style-name="ce52" office:value-type="float" office:value="642.46" calcext:value-type="float">
            <text:p><text:s text:c="3"/>642.46</text:p>
          </table:table-cell>
          <table:table-cell table:style-name="ce68" office:value-type="float" office:value="2.87" calcext:value-type="float">
            <text:p><text:s text:c="3"/>2.87</text:p>
          </table:table-cell>
          <table:table-cell table:style-name="ce74"/>
          <table:table-cell table:style-name="ce73" table:number-columns-repeated="1011"/>
        </table:table-row>
        <table:table-row table:style-name="ro13">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60" calcext:value-type="float">
            <text:p><text:s text:c="3"/>147,960</text:p>
          </table:table-cell>
          <table:table-cell table:style-name="ce32" office:value-type="float" office:value="8114073" calcext:value-type="float">
            <text:p><text:s text:c="3"/>8,114,073</text:p>
          </table:table-cell>
          <table:table-cell table:style-name="ce43" office:value-type="float" office:value="23261747" calcext:value-type="float">
            <text:p><text:s text:c="3"/>23,261,747</text:p>
          </table:table-cell>
          <table:table-cell table:style-name="ce32" office:value-type="float" office:value="11654907" calcext:value-type="float">
            <text:p><text:s text:c="3"/>11,654,907</text:p>
          </table:table-cell>
          <table:table-cell table:style-name="ce32" office:value-type="float" office:value="11606840" calcext:value-type="float">
            <text:p><text:s text:c="3"/>11,606,840</text:p>
          </table:table-cell>
          <table:table-cell table:style-name="ce52" office:value-type="float" office:value="100.41" calcext:value-type="float">
            <text:p><text:s text:c="3"/>100.41</text:p>
          </table:table-cell>
          <table:table-cell table:style-name="ce52" office:value-type="float" office:value="642.72" calcext:value-type="float">
            <text:p><text:s text:c="3"/>642.72</text:p>
          </table:table-cell>
          <table:table-cell table:style-name="ce68" office:value-type="float" office:value="2.87" calcext:value-type="float">
            <text:p><text:s text:c="3"/>2.87</text:p>
          </table:table-cell>
          <table:table-cell table:style-name="ce74"/>
          <table:table-cell table:number-columns-repeated="1011"/>
        </table:table-row>
        <table:table-row table:style-name="ro15">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7987" calcext:value-type="float">
            <text:p><text:s text:c="3"/>147,987</text:p>
          </table:table-cell>
          <table:table-cell table:style-name="ce32" office:value-type="float" office:value="8129272" calcext:value-type="float">
            <text:p><text:s text:c="3"/>8,129,272</text:p>
          </table:table-cell>
          <table:table-cell table:style-name="ce43" office:value-type="float" office:value="23268372" calcext:value-type="float">
            <text:p><text:s text:c="3"/>23,268,372</text:p>
          </table:table-cell>
          <table:table-cell table:style-name="ce32" office:value-type="float" office:value="11656497" calcext:value-type="float">
            <text:p><text:s text:c="3"/>11,656,497</text:p>
          </table:table-cell>
          <table:table-cell table:style-name="ce32" office:value-type="float" office:value="11611875" calcext:value-type="float">
            <text:p><text:s text:c="3"/>11,611,875</text:p>
          </table:table-cell>
          <table:table-cell table:style-name="ce52" office:value-type="float" office:value="100.38" calcext:value-type="float">
            <text:p><text:s text:c="3"/>100.38</text:p>
          </table:table-cell>
          <table:table-cell table:style-name="ce52" office:value-type="float" office:value="642.9" calcext:value-type="float">
            <text:p><text:s text:c="3"/>642.90</text:p>
          </table:table-cell>
          <table:table-cell table:style-name="ce68" office:value-type="float" office:value="2.86" calcext:value-type="float">
            <text:p><text:s text:c="3"/>2.86</text:p>
          </table:table-cell>
          <table:table-cell table:style-name="ce74"/>
          <table:table-cell table:number-columns-repeated="1011"/>
        </table:table-row>
        <table:table-row table:style-name="ro16">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24" calcext:value-type="float">
            <text:p><text:s text:c="3"/>148,324</text:p>
          </table:table-cell>
          <table:table-cell table:style-name="ce32" office:value-type="float" office:value="8148406" calcext:value-type="float">
            <text:p><text:s text:c="3"/>8,148,406</text:p>
          </table:table-cell>
          <table:table-cell table:style-name="ce43" office:value-type="float" office:value="23276441" calcext:value-type="float">
            <text:p><text:s text:c="3"/>23,276,441</text:p>
          </table:table-cell>
          <table:table-cell table:style-name="ce32" office:value-type="float" office:value="11658899" calcext:value-type="float">
            <text:p><text:s text:c="3"/>11,658,899</text:p>
          </table:table-cell>
          <table:table-cell table:style-name="ce32" office:value-type="float" office:value="11617542" calcext:value-type="float">
            <text:p><text:s text:c="3"/>11,617,542</text:p>
          </table:table-cell>
          <table:table-cell table:style-name="ce52" office:value-type="float" office:value="100.36" calcext:value-type="float">
            <text:p><text:s text:c="3"/>100.36</text:p>
          </table:table-cell>
          <table:table-cell table:style-name="ce52" office:value-type="float" office:value="643.12" calcext:value-type="float">
            <text:p><text:s text:c="3"/>643.12</text:p>
          </table:table-cell>
          <table:table-cell table:style-name="ce68" office:value-type="float" office:value="2.86" calcext:value-type="float">
            <text:p><text:s text:c="3"/>2.86</text:p>
          </table:table-cell>
          <table:table-cell table:style-name="ce74"/>
          <table:table-cell table:number-columns-repeated="1011"/>
        </table:table-row>
        <table:table-row table:style-name="ro14">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5" calcext:value-type="float">
            <text:p><text:s text:c="3"/>7,835</text:p>
          </table:table-cell>
          <table:table-cell table:style-name="ce32" office:value-type="float" office:value="148353" calcext:value-type="float">
            <text:p><text:s text:c="3"/>148,353</text:p>
          </table:table-cell>
          <table:table-cell table:style-name="ce32" office:value-type="float" office:value="8167676" calcext:value-type="float">
            <text:p><text:s text:c="3"/>8,167,676</text:p>
          </table:table-cell>
          <table:table-cell table:style-name="ce43" office:value-type="float" office:value="23282670" calcext:value-type="float">
            <text:p><text:s text:c="3"/>23,282,670</text:p>
          </table:table-cell>
          <table:table-cell table:style-name="ce32" office:value-type="float" office:value="11660959" calcext:value-type="float">
            <text:p><text:s text:c="3"/>11,660,959</text:p>
          </table:table-cell>
          <table:table-cell table:style-name="ce32" office:value-type="float" office:value="11621711" calcext:value-type="float">
            <text:p><text:s text:c="3"/>11,621,711</text:p>
          </table:table-cell>
          <table:table-cell table:style-name="ce52" office:value-type="float" office:value="100.34" calcext:value-type="float">
            <text:p><text:s text:c="3"/>100.34</text:p>
          </table:table-cell>
          <table:table-cell table:style-name="ce52" office:value-type="float" office:value="643.3" calcext:value-type="float">
            <text:p><text:s text:c="3"/>643.30</text:p>
          </table:table-cell>
          <table:table-cell table:style-name="ce68" office:value-type="float" office:value="2.85" calcext:value-type="float">
            <text:p><text:s text:c="3"/>2.85</text:p>
          </table:table-cell>
          <table:table-cell table:style-name="ce74"/>
          <table:table-cell table:number-columns-repeated="1011"/>
        </table:table-row>
        <table:table-row table:style-name="ro15">
          <table:table-cell table:style-name="ce9" office:value-type="string" calcext:value-type="string">
            <text:p>10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35" calcext:value-type="float">
            <text:p><text:s text:c="3"/>7,835</text:p>
          </table:table-cell>
          <table:table-cell table:style-name="ce33" office:value-type="float" office:value="148356" calcext:value-type="float">
            <text:p><text:s text:c="3"/>148,356</text:p>
          </table:table-cell>
          <table:table-cell table:style-name="ce33" office:value-type="float" office:value="8172681" calcext:value-type="float">
            <text:p><text:s text:c="3"/>8,172,681</text:p>
          </table:table-cell>
          <table:table-cell table:style-name="ce44" office:value-type="float" office:value="23293593" calcext:value-type="float">
            <text:p><text:s text:c="3"/>23,293,593</text:p>
          </table:table-cell>
          <table:table-cell table:style-name="ce33" office:value-type="float" office:value="11665126" calcext:value-type="float">
            <text:p><text:s text:c="3"/>11,665,126</text:p>
          </table:table-cell>
          <table:table-cell table:style-name="ce33" office:value-type="float" office:value="11628467" calcext:value-type="float">
            <text:p><text:s text:c="3"/>11,628,467</text:p>
          </table:table-cell>
          <table:table-cell table:style-name="ce52" office:value-type="float" office:value="100.32" calcext:value-type="float">
            <text:p><text:s text:c="3"/>100.32</text:p>
          </table:table-cell>
          <table:table-cell table:style-name="ce52" office:value-type="float" office:value="643.6" calcext:value-type="float">
            <text:p><text:s text:c="3"/>643.60</text:p>
          </table:table-cell>
          <table:table-cell table:style-name="ce68" office:value-type="float" office:value="2.85" calcext:value-type="float">
            <text:p><text:s text:c="3"/>2.85</text:p>
          </table:table-cell>
          <table:table-cell table:number-columns-repeated="1012"/>
        </table:table-row>
        <table:table-row table:style-name="ro17">
          <table:table-cell table:style-name="ce10" office:value-type="string" calcext:value-type="string">
            <text:p>較上年同月　　増減<text:span text:style-name="T2"> (%) </text:span><text:span text:style-name="T3">△</text:span></text:p>
          </table:table-cell>
          <table:table-cell table:number-columns-repeated="3" table:style-name="ce23" office:value-type="float" office:value="0" calcext:value-type="float">
            <text:p>－</text:p>
          </table:table-cell>
          <table:table-cell table:style-name="ce23" office:value-type="float" office:value="0.36" calcext:value-type="float">
            <text:p><text:s/>0.36</text:p>
          </table:table-cell>
          <table:table-cell table:style-name="ce23" office:value-type="float" office:value="1.55" calcext:value-type="float">
            <text:p><text:s/>1.55</text:p>
          </table:table-cell>
          <table:table-cell table:style-name="ce23" office:value-type="float" office:value="0.38" calcext:value-type="float">
            <text:p><text:s/>0.38</text:p>
          </table:table-cell>
          <table:table-cell table:style-name="ce23" office:value-type="float" office:value="0.22" calcext:value-type="float">
            <text:p><text:s/>0.22</text:p>
          </table:table-cell>
          <table:table-cell table:style-name="ce23" office:value-type="float" office:value="0.54" calcext:value-type="float">
            <text:p><text:s/>0.54</text:p>
          </table:table-cell>
          <table:table-cell table:style-name="ce54" office:value-type="float" office:value="-0.32" calcext:value-type="float">
            <text:p><text:s text:c="5"/>－0.32</text:p>
          </table:table-cell>
          <table:table-cell table:style-name="ce60" office:value-type="float" office:value="0.38" calcext:value-type="float">
            <text:p><text:s/>0.38</text:p>
          </table:table-cell>
          <table:table-cell table:style-name="ce69" office:value-type="float" office:value="-1.04" calcext:value-type="float">
            <text:p><text:s text:c="5"/>－1.04</text:p>
          </table:table-cell>
          <table:table-cell table:style-name="ce72"/>
          <table:table-cell table:number-columns-repeated="1011"/>
        </table:table-row>
        <table:table-row table:style-name="ro17">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8" office:value-type="float" office:value="0" calcext:value-type="float">
            <text:p>0.00</text:p>
          </table:table-cell>
          <table:table-cell table:style-name="ce24" office:value-type="float" office:value="0.06" calcext:value-type="float">
            <text:p><text:s/>0.06</text:p>
          </table:table-cell>
          <table:table-cell table:style-name="ce24" office:value-type="float" office:value="0.05" calcext:value-type="float">
            <text:p><text:s/>0.05</text:p>
          </table:table-cell>
          <table:table-cell table:style-name="ce24" office:value-type="float" office:value="0.04" calcext:value-type="float">
            <text:p><text:s/>0.04</text:p>
          </table:table-cell>
          <table:table-cell table:style-name="ce24" office:value-type="float" office:value="0.06" calcext:value-type="float">
            <text:p><text:s/>0.06</text:p>
          </table:table-cell>
          <table:table-cell table:style-name="ce55" office:value-type="float" office:value="-0.02" calcext:value-type="float">
            <text:p><text:s text:c="5"/>－0.02</text:p>
          </table:table-cell>
          <table:table-cell table:style-name="ce24" office:value-type="float" office:value="0.05" calcext:value-type="float">
            <text:p><text:s/>0.05</text:p>
          </table:table-cell>
          <table:table-cell table:style-name="ce70" office:value-type="float" office:value="0" calcext:value-type="float">
            <text:p>－</text:p>
          </table:table-cell>
          <table:table-cell table:number-columns-repeated="1012"/>
        </table:table-row>
        <table:table-row table:style-name="ro18">
          <table:table-cell table:style-name="ce12" office:value-type="string" calcext:value-type="string">
            <text:p>說明：1.△表內列有<text:span text:style-name="T1">「－</text:span><text:span text:style-name="T4">」者表示無數字，列有「0.00」者表示未滿百分之0.005</text:span><text:span text:style-name="T5">。</text:span></text:p>
          </table:table-cell>
          <table:table-cell table:style-name="ce25"/>
          <table:table-cell table:style-name="ce34" table:number-columns-repeated="6"/>
          <table:table-cell/>
          <table:table-cell table:style-name="ce56"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11</text:span><text:span text:style-name="T5">月</text:span><text:span text:style-name="T7">5</text:span><text:span text:style-name="T5">日編製</text:span></text:p>
          </table:table-cell>
          <table:covered-table-cell table:number-columns-repeated="2" table:style-name="ce61"/>
          <table:table-cell table:number-columns-repeated="1012"/>
        </table:table-row>
        <table:table-row table:style-name="ro19">
          <table:table-cell office:value-type="string" calcext:value-type="string">
            <text:p><text:s text:c="12"/>2. 100年9月起土地面積增加1.3488平方公里(高雄市小港區)。</text:p>
          </table:table-cell>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table table:name="縣市別" table:style-name="ta2">
        <table:table-column table:style-name="co9" table:default-cell-style-name="ce13"/>
        <table:table-column table:style-name="co10" table:default-cell-style-name="ce90"/>
        <table:table-column table:style-name="co3" table:default-cell-style-name="ce90"/>
        <table:table-column table:style-name="co3" table:default-cell-style-name="ce13"/>
        <table:table-column table:style-name="co11" table:default-cell-style-name="ce13"/>
        <table:table-column table:style-name="co12" table:default-cell-style-name="ce13"/>
        <table:table-column table:style-name="co13" table:default-cell-style-name="ce13"/>
        <table:table-column table:style-name="co14" table:default-cell-style-name="ce13"/>
        <table:table-column table:style-name="co13" table:default-cell-style-name="ce13"/>
        <table:table-column table:style-name="co6" table:number-columns-repeated="2" table:default-cell-style-name="ce13"/>
        <table:table-column table:style-name="co1" table:default-cell-style-name="ce13"/>
        <table:table-column table:style-name="co8" table:number-columns-repeated="245" table:default-cell-style-name="ce13"/>
        <table:table-column table:style-name="co8" table:number-columns-repeated="767" table:default-cell-style-name="Default"/>
        <table:table-row table:style-name="ro20">
          <table:table-cell table:style-name="ce1" office:value-type="string" calcext:value-type="string" table:number-columns-spanned="12" table:number-rows-spanned="1">
            <text:p><text:s text:c="6"/>戶數、人口數、性比例及人口密度統計表（續）</text:p>
          </table:table-cell>
          <table:covered-table-cell table:number-columns-repeated="10" table:style-name="ce14"/>
          <table:covered-table-cell table:style-name="ce62"/>
          <table:table-cell table:style-name="ce71" table:number-columns-repeated="1012"/>
        </table:table-row>
        <table:table-row table:style-name="ro21">
          <table:table-cell table:style-name="ce71"/>
          <table:table-cell table:style-name="ce81" table:number-columns-repeated="4"/>
          <table:table-cell table:style-name="ce101" office:value-type="string" office:string-value="    中 華 民 國 101年 10 月 底" calcext:value-type="string">
            <text:p><text:s text:c="5"/>中 華 民 國 101年 10 月 底 </text:p>
          </table:table-cell>
          <table:table-cell table:style-name="ce81" table:number-columns-repeated="4"/>
          <table:table-cell table:style-name="ce57" office:value-type="string" calcext:value-type="string">
            <text:p><text:s text:c="10"/>單位：平方公里；個；戶；人；%</text:p>
          </table:table-cell>
          <table:table-cell table:style-name="ce81"/>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2"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1"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7" office:value-type="string" calcext:value-type="string">
            <text:p>性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3" office:value-type="string" calcext:value-type="string">
            <text:p>( 平方公里 )</text:p>
          </table:table-cell>
          <table:table-cell table:style-name="ce92"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8"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5" office:value-type="string" calcext:value-type="string">
            <text:p> <text:span text:style-name="T1">平均人口數</text:span><text:span text:style-name="T7"> </text:span><text:span text:style-name="T5">)</text:span></text:p>
          </table:table-cell>
          <table:table-cell table:number-columns-repeated="1012"/>
        </table:table-row>
        <table:table-row table:style-name="ro11">
          <table:table-cell table:style-name="ce75" office:value-type="string" calcext:value-type="string">
            <text:p>總 <text:s text:c="4"/>計</text:p>
          </table:table-cell>
          <table:table-cell table:style-name="ce84"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35" calcext:value-type="float">
            <text:p><text:s text:c="3"/>7,835</text:p>
          </table:table-cell>
          <table:table-cell table:style-name="ce29" office:value-type="float" office:value="148356" calcext:value-type="float">
            <text:p><text:s text:c="3"/>148,356</text:p>
          </table:table-cell>
          <table:table-cell table:style-name="ce29" office:value-type="float" office:value="8172681" calcext:value-type="float">
            <text:p><text:s text:c="3"/>8,172,681</text:p>
          </table:table-cell>
          <table:table-cell table:style-name="ce28" office:value-type="float" office:value="23293593" calcext:value-type="float">
            <text:p><text:s text:c="3"/>23,293,593</text:p>
          </table:table-cell>
          <table:table-cell table:style-name="ce29" office:value-type="float" office:value="11665126" calcext:value-type="float">
            <text:p><text:s text:c="3"/>11,665,126</text:p>
          </table:table-cell>
          <table:table-cell table:style-name="ce29" office:value-type="float" office:value="11628467" calcext:value-type="float">
            <text:p><text:s text:c="3"/>11,628,467</text:p>
          </table:table-cell>
          <table:table-cell table:style-name="ce49" office:value-type="float" office:value="100.315252216823" calcext:value-type="float">
            <text:p><text:s text:c="3"/>100.32</text:p>
          </table:table-cell>
          <table:table-cell table:style-name="ce49" office:value-type="float" office:value="643.59715258958" calcext:value-type="float">
            <text:p><text:s text:c="3"/>643.60</text:p>
          </table:table-cell>
          <table:table-cell table:style-name="ce106" office:value-type="float" office:value="2.85017768343093" calcext:value-type="float">
            <text:p><text:s/>2.85 </text:p>
          </table:table-cell>
          <table:table-cell table:number-columns-repeated="1012"/>
        </table:table-row>
        <table:table-row table:style-name="ro22">
          <table:table-cell table:style-name="ce75" office:value-type="string" calcext:value-type="string">
            <text:p>新北市</text:p>
          </table:table-cell>
          <table:table-cell table:style-name="ce84"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287" calcext:value-type="float">
            <text:p><text:s text:c="3"/>22,287</text:p>
          </table:table-cell>
          <table:table-cell table:style-name="ce29" office:value-type="float" office:value="1455601" calcext:value-type="float">
            <text:p><text:s text:c="3"/>1,455,601</text:p>
          </table:table-cell>
          <table:table-cell table:style-name="ce28" office:value-type="float" office:value="3935072" calcext:value-type="float">
            <text:p><text:s text:c="3"/>3,935,072</text:p>
          </table:table-cell>
          <table:table-cell table:style-name="ce29" office:value-type="float" office:value="1945232" calcext:value-type="float">
            <text:p><text:s text:c="3"/>1,945,232</text:p>
          </table:table-cell>
          <table:table-cell table:style-name="ce29" office:value-type="float" office:value="1989840" calcext:value-type="float">
            <text:p><text:s text:c="3"/>1,989,840</text:p>
          </table:table-cell>
          <table:table-cell table:style-name="ce49" office:value-type="float" office:value="97.7582117155148" calcext:value-type="float">
            <text:p><text:s text:c="3"/>97.76</text:p>
          </table:table-cell>
          <table:table-cell table:style-name="ce49" office:value-type="float" office:value="1917.14695556544" calcext:value-type="float">
            <text:p><text:s text:c="3"/>1,917.15</text:p>
          </table:table-cell>
          <table:table-cell table:style-name="ce106" office:value-type="float" office:value="2.70340017628457" calcext:value-type="float">
            <text:p><text:s/>2.70 </text:p>
          </table:table-cell>
          <table:table-cell table:number-columns-repeated="1012"/>
        </table:table-row>
        <table:table-row table:style-name="ro22">
          <table:table-cell table:style-name="ce5" office:value-type="string" calcext:value-type="string">
            <text:p>臺北市</text:p>
          </table:table-cell>
          <table:table-cell table:style-name="ce84"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68" calcext:value-type="float">
            <text:p><text:s text:c="3"/>9,568</text:p>
          </table:table-cell>
          <table:table-cell table:style-name="ce29" office:value-type="float" office:value="1015991" calcext:value-type="float">
            <text:p><text:s text:c="3"/>1,015,991</text:p>
          </table:table-cell>
          <table:table-cell table:style-name="ce28" office:value-type="float" office:value="2668231" calcext:value-type="float">
            <text:p><text:s text:c="3"/>2,668,231</text:p>
          </table:table-cell>
          <table:table-cell table:style-name="ce29" office:value-type="float" office:value="1283262" calcext:value-type="float">
            <text:p><text:s text:c="3"/>1,283,262</text:p>
          </table:table-cell>
          <table:table-cell table:style-name="ce29" office:value-type="float" office:value="1384969" calcext:value-type="float">
            <text:p><text:s text:c="3"/>1,384,969</text:p>
          </table:table-cell>
          <table:table-cell table:style-name="ce49" office:value-type="float" office:value="92.6563699259695" calcext:value-type="float">
            <text:p><text:s text:c="3"/>92.66</text:p>
          </table:table-cell>
          <table:table-cell table:style-name="ce49" office:value-type="float" office:value="9816.901931827" calcext:value-type="float">
            <text:p><text:s text:c="3"/>9,816.90</text:p>
          </table:table-cell>
          <table:table-cell table:style-name="ce106" office:value-type="float" office:value="2.62623487806486" calcext:value-type="float">
            <text:p><text:s/>2.63 </text:p>
          </table:table-cell>
          <table:table-cell table:number-columns-repeated="1012"/>
        </table:table-row>
        <table:table-row table:style-name="ro22">
          <table:table-cell table:style-name="ce75" office:value-type="string" calcext:value-type="string">
            <text:p>臺中市</text:p>
          </table:table-cell>
          <table:table-cell table:style-name="ce85" office:value-type="float" office:value="2214.8968" calcext:value-type="float">
            <text:p><text:s text:c="3"/>2,214.8968</text:p>
          </table:table-cell>
          <table:table-cell table:style-name="ce93"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3004" calcext:value-type="float">
            <text:p><text:s text:c="3"/>13,004</text:p>
          </table:table-cell>
          <table:table-cell table:style-name="ce29" office:value-type="float" office:value="881529" calcext:value-type="float">
            <text:p><text:s text:c="3"/>881,529</text:p>
          </table:table-cell>
          <table:table-cell table:style-name="ce28" office:value-type="float" office:value="2681041" calcext:value-type="float">
            <text:p><text:s text:c="3"/>2,681,041</text:p>
          </table:table-cell>
          <table:table-cell table:style-name="ce29" office:value-type="float" office:value="1331586" calcext:value-type="float">
            <text:p><text:s text:c="3"/>1,331,586</text:p>
          </table:table-cell>
          <table:table-cell table:style-name="ce29" office:value-type="float" office:value="1349455" calcext:value-type="float">
            <text:p><text:s text:c="3"/>1,349,455</text:p>
          </table:table-cell>
          <table:table-cell table:style-name="ce49" office:value-type="float" office:value="98.6758358003787" calcext:value-type="float">
            <text:p><text:s text:c="3"/>98.68</text:p>
          </table:table-cell>
          <table:table-cell table:style-name="ce49" office:value-type="float" office:value="1210.45865432647" calcext:value-type="float">
            <text:p><text:s text:c="3"/>1,210.46</text:p>
          </table:table-cell>
          <table:table-cell table:style-name="ce106" office:value-type="float" office:value="3.04135314890378" calcext:value-type="float">
            <text:p><text:s/>3.04 </text:p>
          </table:table-cell>
          <table:table-cell table:number-columns-repeated="1012"/>
        </table:table-row>
        <table:table-row table:style-name="ro22">
          <table:table-cell table:style-name="ce75" office:value-type="string" calcext:value-type="string">
            <text:p>臺南市</text:p>
          </table:table-cell>
          <table:table-cell table:style-name="ce85" office:value-type="float" office:value="2191.6531" calcext:value-type="float">
            <text:p><text:s text:c="3"/>2,191.6531</text:p>
          </table:table-cell>
          <table:table-cell table:style-name="ce93"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730" calcext:value-type="float">
            <text:p><text:s text:c="3"/>14,730</text:p>
          </table:table-cell>
          <table:table-cell table:style-name="ce29" office:value-type="float" office:value="655442" calcext:value-type="float">
            <text:p><text:s text:c="3"/>655,442</text:p>
          </table:table-cell>
          <table:table-cell table:style-name="ce28" office:value-type="float" office:value="1880360" calcext:value-type="float">
            <text:p><text:s text:c="3"/>1,880,360</text:p>
          </table:table-cell>
          <table:table-cell table:style-name="ce29" office:value-type="float" office:value="944569" calcext:value-type="float">
            <text:p><text:s text:c="3"/>944,569</text:p>
          </table:table-cell>
          <table:table-cell table:style-name="ce29" office:value-type="float" office:value="935791" calcext:value-type="float">
            <text:p><text:s text:c="3"/>935,791</text:p>
          </table:table-cell>
          <table:table-cell table:style-name="ce49" office:value-type="float" office:value="100.938029966093" calcext:value-type="float">
            <text:p><text:s text:c="3"/>100.94</text:p>
          </table:table-cell>
          <table:table-cell table:style-name="ce49" office:value-type="float" office:value="857.964246257768" calcext:value-type="float">
            <text:p><text:s text:c="3"/>857.96</text:p>
          </table:table-cell>
          <table:table-cell table:style-name="ce106" office:value-type="float" office:value="2.86884270461765" calcext:value-type="float">
            <text:p><text:s/>2.87 </text:p>
          </table:table-cell>
          <table:table-cell table:number-columns-repeated="1012"/>
        </table:table-row>
        <table:table-row table:style-name="ro22">
          <table:table-cell table:style-name="ce75" office:value-type="string" calcext:value-type="string">
            <text:p>高雄市</text:p>
          </table:table-cell>
          <table:table-cell table:style-name="ce85" office:value-type="float" office:value="2947.6159" calcext:value-type="float">
            <text:p><text:s text:c="3"/>2,947.6159</text:p>
          </table:table-cell>
          <table:table-cell table:style-name="ce93"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87" calcext:value-type="float">
            <text:p><text:s text:c="3"/>17,687</text:p>
          </table:table-cell>
          <table:table-cell table:style-name="ce29" office:value-type="float" office:value="1045437" calcext:value-type="float">
            <text:p><text:s text:c="3"/>1,045,437</text:p>
          </table:table-cell>
          <table:table-cell table:style-name="ce28" office:value-type="float" office:value="2777128" calcext:value-type="float">
            <text:p><text:s text:c="3"/>2,777,128</text:p>
          </table:table-cell>
          <table:table-cell table:style-name="ce29" office:value-type="float" office:value="1387672" calcext:value-type="float">
            <text:p><text:s text:c="3"/>1,387,672</text:p>
          </table:table-cell>
          <table:table-cell table:style-name="ce29" office:value-type="float" office:value="1389456" calcext:value-type="float">
            <text:p><text:s text:c="3"/>1,389,456</text:p>
          </table:table-cell>
          <table:table-cell table:style-name="ce49" office:value-type="float" office:value="99.8716044264806" calcext:value-type="float">
            <text:p><text:s text:c="3"/>99.87</text:p>
          </table:table-cell>
          <table:table-cell table:style-name="ce49" office:value-type="float" office:value="942.160747606227" calcext:value-type="float">
            <text:p><text:s text:c="3"/>942.16</text:p>
          </table:table-cell>
          <table:table-cell table:style-name="ce106" office:value-type="float" office:value="2.65642788613757" calcext:value-type="float">
            <text:p><text:s/>2.66 </text:p>
          </table:table-cell>
          <table:table-cell table:number-columns-repeated="1012"/>
        </table:table-row>
        <table:table-row table:style-name="ro6">
          <table:table-cell table:style-name="ce75" office:value-type="string" calcext:value-type="string">
            <text:p>臺灣省</text:p>
          </table:table-cell>
          <table:table-cell table:style-name="ce85" office:value-type="float" office:value="26330.9577" calcext:value-type="float">
            <text:p><text:s text:c="3"/>26,330.9577</text:p>
          </table:table-cell>
          <table:table-cell table:style-name="ce93" office:value-type="float" office:value="213" calcext:value-type="float">
            <text:p><text:s text:c="3"/>213</text:p>
          </table:table-cell>
          <table:table-cell table:style-name="ce99" office:value-type="float" office:value="4018" calcext:value-type="float">
            <text:p><text:s text:c="3"/>4,018</text:p>
          </table:table-cell>
          <table:table-cell table:style-name="ce99" office:value-type="float" office:value="70178" calcext:value-type="float">
            <text:p><text:s text:c="3"/>70,178</text:p>
          </table:table-cell>
          <table:table-cell table:style-name="ce99" office:value-type="float" office:value="3081245" calcext:value-type="float">
            <text:p><text:s text:c="3"/>3,081,245</text:p>
          </table:table-cell>
          <table:table-cell table:style-name="ce28" office:value-type="float" office:value="9228928" calcext:value-type="float">
            <text:p><text:s text:c="3"/>9,228,928</text:p>
          </table:table-cell>
          <table:table-cell table:style-name="ce99" office:value-type="float" office:value="4710127" calcext:value-type="float">
            <text:p><text:s text:c="3"/>4,710,127</text:p>
          </table:table-cell>
          <table:table-cell table:style-name="ce99" office:value-type="float" office:value="4518801" calcext:value-type="float">
            <text:p><text:s text:c="3"/>4,518,801</text:p>
          </table:table-cell>
          <table:table-cell table:style-name="ce49" office:value-type="float" office:value="104.233999240064" calcext:value-type="float">
            <text:p><text:s text:c="3"/>104.23</text:p>
          </table:table-cell>
          <table:table-cell table:style-name="ce49" office:value-type="float" office:value="350.497239984552" calcext:value-type="float">
            <text:p><text:s text:c="3"/>350.50</text:p>
          </table:table-cell>
          <table:table-cell table:style-name="ce106" office:value-type="float" office:value="2.99519447496061" calcext:value-type="float">
            <text:p><text:s/>3.00 </text:p>
          </table:table-cell>
          <table:table-cell table:number-columns-repeated="1012"/>
        </table:table-row>
        <table:table-row table:style-name="ro4">
          <table:table-cell table:style-name="ce76" office:value-type="string" calcext:value-type="string">
            <text:p>宜蘭縣</text:p>
          </table:table-cell>
          <table:table-cell table:style-name="ce86" office:value-type="float" office:value="2143.6251" calcext:value-type="float">
            <text:p><text:s text:c="3"/>2,143.6251</text:p>
          </table:table-cell>
          <table:table-cell table:style-name="ce94" office:value-type="float" office:value="12" calcext:value-type="float">
            <text:p><text:s text:c="3"/>12</text:p>
          </table:table-cell>
          <table:table-cell table:style-name="ce100" office:value-type="float" office:value="235" calcext:value-type="float">
            <text:p><text:s text:c="3"/>235</text:p>
          </table:table-cell>
          <table:table-cell table:style-name="ce100" office:value-type="float" office:value="3750" calcext:value-type="float">
            <text:p><text:s text:c="3"/>3,750</text:p>
          </table:table-cell>
          <table:table-cell table:style-name="ce100" office:value-type="float" office:value="158642" calcext:value-type="float">
            <text:p><text:s text:c="3"/>158,642</text:p>
          </table:table-cell>
          <table:table-cell table:style-name="ce102" office:value-type="float" office:value="458438" calcext:value-type="float">
            <text:p><text:s text:c="3"/>458,438</text:p>
          </table:table-cell>
          <table:table-cell table:style-name="ce100" office:value-type="float" office:value="233207" calcext:value-type="float">
            <text:p><text:s text:c="3"/>233,207</text:p>
          </table:table-cell>
          <table:table-cell table:style-name="ce100" office:value-type="float" office:value="225231" calcext:value-type="float">
            <text:p><text:s text:c="3"/>225,231</text:p>
          </table:table-cell>
          <table:table-cell table:style-name="ce103" office:value-type="float" office:value="103.541253202268" calcext:value-type="float">
            <text:p><text:s text:c="3"/>103.54</text:p>
          </table:table-cell>
          <table:table-cell table:style-name="ce103" office:value-type="float" office:value="213.861089795972" calcext:value-type="float">
            <text:p><text:s text:c="3"/>213.86</text:p>
          </table:table-cell>
          <table:table-cell table:style-name="ce107" office:value-type="float" office:value="2.88976437513395" calcext:value-type="float">
            <text:p><text:s/>2.89 </text:p>
          </table:table-cell>
          <table:table-cell table:number-columns-repeated="1012"/>
        </table:table-row>
        <table:table-row table:style-name="ro9">
          <table:table-cell table:style-name="ce76" office:value-type="string" calcext:value-type="string">
            <text:p>桃園縣</text:p>
          </table:table-cell>
          <table:table-cell table:style-name="ce86" office:value-type="float" office:value="1220.954" calcext:value-type="float">
            <text:p><text:s text:c="3"/>1,220.9540</text:p>
          </table:table-cell>
          <table:table-cell table:style-name="ce94" office:value-type="float" office:value="13" calcext:value-type="float">
            <text:p><text:s text:c="3"/>13</text:p>
          </table:table-cell>
          <table:table-cell table:style-name="ce100" office:value-type="float" office:value="483" calcext:value-type="float">
            <text:p><text:s text:c="3"/>483</text:p>
          </table:table-cell>
          <table:table-cell table:style-name="ce100" office:value-type="float" office:value="11367" calcext:value-type="float">
            <text:p><text:s text:c="3"/>11,367</text:p>
          </table:table-cell>
          <table:table-cell table:style-name="ce100" office:value-type="float" office:value="699989" calcext:value-type="float">
            <text:p><text:s text:c="3"/>699,989</text:p>
          </table:table-cell>
          <table:table-cell table:style-name="ce102" office:value-type="float" office:value="2027097" calcext:value-type="float">
            <text:p><text:s text:c="3"/>2,027,097</text:p>
          </table:table-cell>
          <table:table-cell table:style-name="ce100" office:value-type="float" office:value="1019473" calcext:value-type="float">
            <text:p><text:s text:c="3"/>1,019,473</text:p>
          </table:table-cell>
          <table:table-cell table:style-name="ce100" office:value-type="float" office:value="1007624" calcext:value-type="float">
            <text:p><text:s text:c="3"/>1,007,624</text:p>
          </table:table-cell>
          <table:table-cell table:style-name="ce103" office:value-type="float" office:value="101.175934674045" calcext:value-type="float">
            <text:p><text:s text:c="3"/>101.18</text:p>
          </table:table-cell>
          <table:table-cell table:style-name="ce103" office:value-type="float" office:value="1660.25665176575" calcext:value-type="float">
            <text:p><text:s text:c="3"/>1,660.26</text:p>
          </table:table-cell>
          <table:table-cell table:style-name="ce107" office:value-type="float" office:value="2.89589836411715" calcext:value-type="float">
            <text:p><text:s/>2.90 </text:p>
          </table:table-cell>
          <table:table-cell table:number-columns-repeated="1012"/>
        </table:table-row>
        <table:table-row table:style-name="ro9">
          <table:table-cell table:style-name="ce76" office:value-type="string" calcext:value-type="string">
            <text:p>新竹縣</text:p>
          </table:table-cell>
          <table:table-cell table:style-name="ce86" office:value-type="float" office:value="1427.5369" calcext:value-type="float">
            <text:p><text:s text:c="3"/>1,427.5369</text:p>
          </table:table-cell>
          <table:table-cell table:style-name="ce94" office:value-type="float" office:value="13" calcext:value-type="float">
            <text:p><text:s text:c="3"/>13</text:p>
          </table:table-cell>
          <table:table-cell table:style-name="ce100" office:value-type="float" office:value="187" calcext:value-type="float">
            <text:p><text:s text:c="3"/>187</text:p>
          </table:table-cell>
          <table:table-cell table:style-name="ce100" office:value-type="float" office:value="3060" calcext:value-type="float">
            <text:p><text:s text:c="3"/>3,060</text:p>
          </table:table-cell>
          <table:table-cell table:style-name="ce100" office:value-type="float" office:value="169905" calcext:value-type="float">
            <text:p><text:s text:c="3"/>169,905</text:p>
          </table:table-cell>
          <table:table-cell table:style-name="ce102" office:value-type="float" office:value="522855" calcext:value-type="float">
            <text:p><text:s text:c="3"/>522,855</text:p>
          </table:table-cell>
          <table:table-cell table:style-name="ce100" office:value-type="float" office:value="268261" calcext:value-type="float">
            <text:p><text:s text:c="3"/>268,261</text:p>
          </table:table-cell>
          <table:table-cell table:style-name="ce100" office:value-type="float" office:value="254594" calcext:value-type="float">
            <text:p><text:s text:c="3"/>254,594</text:p>
          </table:table-cell>
          <table:table-cell table:style-name="ce103" office:value-type="float" office:value="105.368154787623" calcext:value-type="float">
            <text:p><text:s text:c="3"/>105.37</text:p>
          </table:table-cell>
          <table:table-cell table:style-name="ce103" office:value-type="float" office:value="366.263737210576" calcext:value-type="float">
            <text:p><text:s text:c="3"/>366.26</text:p>
          </table:table-cell>
          <table:table-cell table:style-name="ce107" office:value-type="float" office:value="3.07733733556988" calcext:value-type="float">
            <text:p><text:s/>3.08 </text:p>
          </table:table-cell>
          <table:table-cell table:number-columns-repeated="1012"/>
        </table:table-row>
        <table:table-row table:style-name="ro9">
          <table:table-cell table:style-name="ce76" office:value-type="string" calcext:value-type="string">
            <text:p>苗栗縣</text:p>
          </table:table-cell>
          <table:table-cell table:style-name="ce86" office:value-type="float" office:value="1820.3149" calcext:value-type="float">
            <text:p><text:s text:c="3"/>1,820.3149</text:p>
          </table:table-cell>
          <table:table-cell table:style-name="ce94" office:value-type="float" office:value="18" calcext:value-type="float">
            <text:p><text:s text:c="3"/>18</text:p>
          </table:table-cell>
          <table:table-cell table:style-name="ce100" office:value-type="float" office:value="274" calcext:value-type="float">
            <text:p><text:s text:c="3"/>274</text:p>
          </table:table-cell>
          <table:table-cell table:style-name="ce100" office:value-type="float" office:value="4674" calcext:value-type="float">
            <text:p><text:s text:c="3"/>4,674</text:p>
          </table:table-cell>
          <table:table-cell table:style-name="ce100" office:value-type="float" office:value="177990" calcext:value-type="float">
            <text:p><text:s text:c="3"/>177,990</text:p>
          </table:table-cell>
          <table:table-cell table:style-name="ce102" office:value-type="float" office:value="563300" calcext:value-type="float">
            <text:p><text:s text:c="3"/>563,300</text:p>
          </table:table-cell>
          <table:table-cell table:style-name="ce100" office:value-type="float" office:value="291338" calcext:value-type="float">
            <text:p><text:s text:c="3"/>291,338</text:p>
          </table:table-cell>
          <table:table-cell table:style-name="ce100" office:value-type="float" office:value="271962" calcext:value-type="float">
            <text:p><text:s text:c="3"/>271,962</text:p>
          </table:table-cell>
          <table:table-cell table:style-name="ce103" office:value-type="float" office:value="107.124524749781" calcext:value-type="float">
            <text:p><text:s text:c="3"/>107.12</text:p>
          </table:table-cell>
          <table:table-cell table:style-name="ce103" office:value-type="float" office:value="309.451952516567" calcext:value-type="float">
            <text:p><text:s text:c="3"/>309.45</text:p>
          </table:table-cell>
          <table:table-cell table:style-name="ce107" office:value-type="float" office:value="3.16478453845722" calcext:value-type="float">
            <text:p><text:s/>3.16 </text:p>
          </table:table-cell>
          <table:table-cell table:number-columns-repeated="1012"/>
        </table:table-row>
        <table:table-row table:style-name="ro1">
          <table:table-cell table:style-name="ce76" office:value-type="string" calcext:value-type="string">
            <text:p>彰化縣</text:p>
          </table:table-cell>
          <table:table-cell table:style-name="ce86" office:value-type="float" office:value="1074.396" calcext:value-type="float">
            <text:p><text:s text:c="3"/>1,074.3960</text:p>
          </table:table-cell>
          <table:table-cell table:style-name="ce94" office:value-type="float" office:value="26" calcext:value-type="float">
            <text:p><text:s text:c="3"/>26</text:p>
          </table:table-cell>
          <table:table-cell table:style-name="ce100" office:value-type="float" office:value="589" calcext:value-type="float">
            <text:p><text:s text:c="3"/>589</text:p>
          </table:table-cell>
          <table:table-cell table:style-name="ce100" office:value-type="float" office:value="9122" calcext:value-type="float">
            <text:p><text:s text:c="3"/>9,122</text:p>
          </table:table-cell>
          <table:table-cell table:style-name="ce100" office:value-type="float" office:value="371857" calcext:value-type="float">
            <text:p><text:s text:c="3"/>371,857</text:p>
          </table:table-cell>
          <table:table-cell table:style-name="ce102" office:value-type="float" office:value="1299606" calcext:value-type="float">
            <text:p><text:s text:c="3"/>1,299,606</text:p>
          </table:table-cell>
          <table:table-cell table:style-name="ce100" office:value-type="float" office:value="665829" calcext:value-type="float">
            <text:p><text:s text:c="3"/>665,829</text:p>
          </table:table-cell>
          <table:table-cell table:style-name="ce100" office:value-type="float" office:value="633777" calcext:value-type="float">
            <text:p><text:s text:c="3"/>633,777</text:p>
          </table:table-cell>
          <table:table-cell table:style-name="ce103" office:value-type="float" office:value="105.057299333993" calcext:value-type="float">
            <text:p><text:s text:c="3"/>105.06</text:p>
          </table:table-cell>
          <table:table-cell table:style-name="ce103" office:value-type="float" office:value="1209.6154490523" calcext:value-type="float">
            <text:p><text:s text:c="3"/>1,209.62</text:p>
          </table:table-cell>
          <table:table-cell table:style-name="ce107" office:value-type="float" office:value="3.49490798882366" calcext:value-type="float">
            <text:p><text:s/>3.49 </text:p>
          </table:table-cell>
          <table:table-cell table:number-columns-repeated="1012"/>
        </table:table-row>
        <table:table-row table:style-name="ro9">
          <table:table-cell table:style-name="ce76" office:value-type="string" calcext:value-type="string">
            <text:p>南投縣</text:p>
          </table:table-cell>
          <table:table-cell table:style-name="ce86" office:value-type="float" office:value="4106.436" calcext:value-type="float">
            <text:p><text:s text:c="3"/>4,106.4360</text:p>
          </table:table-cell>
          <table:table-cell table:style-name="ce94" office:value-type="float" office:value="13" calcext:value-type="float">
            <text:p><text:s text:c="3"/>13</text:p>
          </table:table-cell>
          <table:table-cell table:style-name="ce100" office:value-type="float" office:value="261" calcext:value-type="float">
            <text:p><text:s text:c="3"/>261</text:p>
          </table:table-cell>
          <table:table-cell table:style-name="ce100" office:value-type="float" office:value="4264" calcext:value-type="float">
            <text:p><text:s text:c="3"/>4,264</text:p>
          </table:table-cell>
          <table:table-cell table:style-name="ce100" office:value-type="float" office:value="174010" calcext:value-type="float">
            <text:p><text:s text:c="3"/>174,010</text:p>
          </table:table-cell>
          <table:table-cell table:style-name="ce102" office:value-type="float" office:value="520289" calcext:value-type="float">
            <text:p><text:s text:c="3"/>520,289</text:p>
          </table:table-cell>
          <table:table-cell table:style-name="ce100" office:value-type="float" office:value="267371" calcext:value-type="float">
            <text:p><text:s text:c="3"/>267,371</text:p>
          </table:table-cell>
          <table:table-cell table:style-name="ce100" office:value-type="float" office:value="252918" calcext:value-type="float">
            <text:p><text:s text:c="3"/>252,918</text:p>
          </table:table-cell>
          <table:table-cell table:style-name="ce103" office:value-type="float" office:value="105.714500351893" calcext:value-type="float">
            <text:p><text:s text:c="3"/>105.71</text:p>
          </table:table-cell>
          <table:table-cell table:style-name="ce103" office:value-type="float" office:value="126.700866639587" calcext:value-type="float">
            <text:p><text:s text:c="3"/>126.70</text:p>
          </table:table-cell>
          <table:table-cell table:style-name="ce107" office:value-type="float" office:value="2.98999482788345" calcext:value-type="float">
            <text:p><text:s/>2.99 </text:p>
          </table:table-cell>
          <table:table-cell table:number-columns-repeated="1012"/>
        </table:table-row>
        <table:table-row table:style-name="ro9">
          <table:table-cell table:style-name="ce76" office:value-type="string" calcext:value-type="string">
            <text:p>雲林縣</text:p>
          </table:table-cell>
          <table:table-cell table:style-name="ce86" office:value-type="float" office:value="1290.8326" calcext:value-type="float">
            <text:p><text:s text:c="3"/>1,290.8326</text:p>
          </table:table-cell>
          <table:table-cell table:style-name="ce94" office:value-type="float" office:value="20" calcext:value-type="float">
            <text:p><text:s text:c="3"/>20</text:p>
          </table:table-cell>
          <table:table-cell table:style-name="ce100" office:value-type="float" office:value="387" calcext:value-type="float">
            <text:p><text:s text:c="3"/>387</text:p>
          </table:table-cell>
          <table:table-cell table:style-name="ce100" office:value-type="float" office:value="6414" calcext:value-type="float">
            <text:p><text:s text:c="3"/>6,414</text:p>
          </table:table-cell>
          <table:table-cell table:style-name="ce100" office:value-type="float" office:value="234452" calcext:value-type="float">
            <text:p><text:s text:c="3"/>234,452</text:p>
          </table:table-cell>
          <table:table-cell table:style-name="ce102" office:value-type="float" office:value="711183" calcext:value-type="float">
            <text:p><text:s text:c="3"/>711,183</text:p>
          </table:table-cell>
          <table:table-cell table:style-name="ce100" office:value-type="float" office:value="370639" calcext:value-type="float">
            <text:p><text:s text:c="3"/>370,639</text:p>
          </table:table-cell>
          <table:table-cell table:style-name="ce100" office:value-type="float" office:value="340544" calcext:value-type="float">
            <text:p><text:s text:c="3"/>340,544</text:p>
          </table:table-cell>
          <table:table-cell table:style-name="ce103" office:value-type="float" office:value="108.837330858861" calcext:value-type="float">
            <text:p><text:s text:c="3"/>108.84</text:p>
          </table:table-cell>
          <table:table-cell table:style-name="ce103" office:value-type="float" office:value="550.949054122123" calcext:value-type="float">
            <text:p><text:s text:c="3"/>550.95</text:p>
          </table:table-cell>
          <table:table-cell table:style-name="ce107" office:value-type="float" office:value="3.03338423216693" calcext:value-type="float">
            <text:p><text:s/>3.03 </text:p>
          </table:table-cell>
          <table:table-cell table:number-columns-repeated="1012"/>
        </table:table-row>
        <table:table-row table:style-name="ro9">
          <table:table-cell table:style-name="ce76" office:value-type="string" calcext:value-type="string">
            <text:p>嘉義縣</text:p>
          </table:table-cell>
          <table:table-cell table:style-name="ce86" office:value-type="float" office:value="1903.6367" calcext:value-type="float">
            <text:p><text:s text:c="3"/>1,903.6367</text:p>
          </table:table-cell>
          <table:table-cell table:style-name="ce94" office:value-type="float" office:value="18" calcext:value-type="float">
            <text:p><text:s text:c="3"/>18</text:p>
          </table:table-cell>
          <table:table-cell table:style-name="ce100" office:value-type="float" office:value="357" calcext:value-type="float">
            <text:p><text:s text:c="3"/>357</text:p>
          </table:table-cell>
          <table:table-cell table:style-name="ce100" office:value-type="float" office:value="5347" calcext:value-type="float">
            <text:p><text:s text:c="3"/>5,347</text:p>
          </table:table-cell>
          <table:table-cell table:style-name="ce100" office:value-type="float" office:value="179320" calcext:value-type="float">
            <text:p><text:s text:c="3"/>179,320</text:p>
          </table:table-cell>
          <table:table-cell table:style-name="ce102" office:value-type="float" office:value="533985" calcext:value-type="float">
            <text:p><text:s text:c="3"/>533,985</text:p>
          </table:table-cell>
          <table:table-cell table:style-name="ce100" office:value-type="float" office:value="278400" calcext:value-type="float">
            <text:p><text:s text:c="3"/>278,400</text:p>
          </table:table-cell>
          <table:table-cell table:style-name="ce100" office:value-type="float" office:value="255585" calcext:value-type="float">
            <text:p><text:s text:c="3"/>255,585</text:p>
          </table:table-cell>
          <table:table-cell table:style-name="ce103" office:value-type="float" office:value="108.926580198368" calcext:value-type="float">
            <text:p><text:s text:c="3"/>108.93</text:p>
          </table:table-cell>
          <table:table-cell table:style-name="ce103" office:value-type="float" office:value="280.50783009174" calcext:value-type="float">
            <text:p><text:s text:c="3"/>280.51</text:p>
          </table:table-cell>
          <table:table-cell table:style-name="ce107" office:value-type="float" office:value="2.97783292438099" calcext:value-type="float">
            <text:p><text:s/>2.98 </text:p>
          </table:table-cell>
          <table:table-cell table:number-columns-repeated="1012"/>
        </table:table-row>
        <table:table-row table:style-name="ro1">
          <table:table-cell table:style-name="ce76" office:value-type="string" calcext:value-type="string">
            <text:p>屏東縣</text:p>
          </table:table-cell>
          <table:table-cell table:style-name="ce86" office:value-type="float" office:value="2775.6003" calcext:value-type="float">
            <text:p><text:s text:c="3"/>2,775.6003</text:p>
          </table:table-cell>
          <table:table-cell table:style-name="ce94" office:value-type="float" office:value="33" calcext:value-type="float">
            <text:p><text:s text:c="3"/>33</text:p>
          </table:table-cell>
          <table:table-cell table:style-name="ce100" office:value-type="float" office:value="464" calcext:value-type="float">
            <text:p><text:s text:c="3"/>464</text:p>
          </table:table-cell>
          <table:table-cell table:style-name="ce100" office:value-type="float" office:value="7510" calcext:value-type="float">
            <text:p><text:s text:c="3"/>7,510</text:p>
          </table:table-cell>
          <table:table-cell table:style-name="ce100" office:value-type="float" office:value="280674" calcext:value-type="float">
            <text:p><text:s text:c="3"/>280,674</text:p>
          </table:table-cell>
          <table:table-cell table:style-name="ce102" office:value-type="float" office:value="859066" calcext:value-type="float">
            <text:p><text:s text:c="3"/>859,066</text:p>
          </table:table-cell>
          <table:table-cell table:style-name="ce100" office:value-type="float" office:value="441132" calcext:value-type="float">
            <text:p><text:s text:c="3"/>441,132</text:p>
          </table:table-cell>
          <table:table-cell table:style-name="ce100" office:value-type="float" office:value="417934" calcext:value-type="float">
            <text:p><text:s text:c="3"/>417,934</text:p>
          </table:table-cell>
          <table:table-cell table:style-name="ce103" office:value-type="float" office:value="105.550637181947" calcext:value-type="float">
            <text:p><text:s text:c="3"/>105.55</text:p>
          </table:table-cell>
          <table:table-cell table:style-name="ce103" office:value-type="float" office:value="309.506379574898" calcext:value-type="float">
            <text:p><text:s text:c="3"/>309.51</text:p>
          </table:table-cell>
          <table:table-cell table:style-name="ce107" office:value-type="float" office:value="3.06072525420951" calcext:value-type="float">
            <text:p><text:s/>3.06 </text:p>
          </table:table-cell>
          <table:table-cell table:number-columns-repeated="1012"/>
        </table:table-row>
        <table:table-row table:style-name="ro9">
          <table:table-cell table:style-name="ce76" office:value-type="string" calcext:value-type="string">
            <text:p>臺東縣</text:p>
          </table:table-cell>
          <table:table-cell table:style-name="ce86" office:value-type="float" office:value="3515.2526" calcext:value-type="float">
            <text:p><text:s text:c="3"/>3,515.2526</text:p>
          </table:table-cell>
          <table:table-cell table:style-name="ce94" office:value-type="float" office:value="16" calcext:value-type="float">
            <text:p><text:s text:c="3"/>16</text:p>
          </table:table-cell>
          <table:table-cell table:style-name="ce100" office:value-type="float" office:value="147" calcext:value-type="float">
            <text:p><text:s text:c="3"/>147</text:p>
          </table:table-cell>
          <table:table-cell table:style-name="ce100" office:value-type="float" office:value="2710" calcext:value-type="float">
            <text:p><text:s text:c="3"/>2,710</text:p>
          </table:table-cell>
          <table:table-cell table:style-name="ce100" office:value-type="float" office:value="81306" calcext:value-type="float">
            <text:p><text:s text:c="3"/>81,306</text:p>
          </table:table-cell>
          <table:table-cell table:style-name="ce102" office:value-type="float" office:value="226513" calcext:value-type="float">
            <text:p><text:s text:c="3"/>226,513</text:p>
          </table:table-cell>
          <table:table-cell table:style-name="ce100" office:value-type="float" office:value="118024" calcext:value-type="float">
            <text:p><text:s text:c="3"/>118,024</text:p>
          </table:table-cell>
          <table:table-cell table:style-name="ce100" office:value-type="float" office:value="108489" calcext:value-type="float">
            <text:p><text:s text:c="3"/>108,489</text:p>
          </table:table-cell>
          <table:table-cell table:style-name="ce103" office:value-type="float" office:value="108.788909474693" calcext:value-type="float">
            <text:p><text:s text:c="3"/>108.79</text:p>
          </table:table-cell>
          <table:table-cell table:style-name="ce103" office:value-type="float" office:value="64.4371900898388" calcext:value-type="float">
            <text:p><text:s text:c="3"/>64.44</text:p>
          </table:table-cell>
          <table:table-cell table:style-name="ce107" office:value-type="float" office:value="2.78593215752835" calcext:value-type="float">
            <text:p><text:s/>2.79 </text:p>
          </table:table-cell>
          <table:table-cell table:number-columns-repeated="1012"/>
        </table:table-row>
        <table:table-row table:style-name="ro9">
          <table:table-cell table:style-name="ce76" office:value-type="string" calcext:value-type="string">
            <text:p>花蓮縣</text:p>
          </table:table-cell>
          <table:table-cell table:style-name="ce86" office:value-type="float" office:value="4628.5714" calcext:value-type="float">
            <text:p><text:s text:c="3"/>4,628.5714</text:p>
          </table:table-cell>
          <table:table-cell table:style-name="ce94" office:value-type="float" office:value="13" calcext:value-type="float">
            <text:p><text:s text:c="3"/>13</text:p>
          </table:table-cell>
          <table:table-cell table:style-name="ce100" office:value-type="float" office:value="177" calcext:value-type="float">
            <text:p><text:s text:c="3"/>177</text:p>
          </table:table-cell>
          <table:table-cell table:style-name="ce100" office:value-type="float" office:value="3656" calcext:value-type="float">
            <text:p><text:s text:c="3"/>3,656</text:p>
          </table:table-cell>
          <table:table-cell table:style-name="ce100" office:value-type="float" office:value="122600" calcext:value-type="float">
            <text:p><text:s text:c="3"/>122,600</text:p>
          </table:table-cell>
          <table:table-cell table:style-name="ce102" office:value-type="float" office:value="335288" calcext:value-type="float">
            <text:p><text:s text:c="3"/>335,288</text:p>
          </table:table-cell>
          <table:table-cell table:style-name="ce100" office:value-type="float" office:value="172197" calcext:value-type="float">
            <text:p><text:s text:c="3"/>172,197</text:p>
          </table:table-cell>
          <table:table-cell table:style-name="ce100" office:value-type="float" office:value="163091" calcext:value-type="float">
            <text:p><text:s text:c="3"/>163,091</text:p>
          </table:table-cell>
          <table:table-cell table:style-name="ce103" office:value-type="float" office:value="105.583385962438" calcext:value-type="float">
            <text:p><text:s text:c="3"/>105.58</text:p>
          </table:table-cell>
          <table:table-cell table:style-name="ce103" office:value-type="float" office:value="72.4387658792517" calcext:value-type="float">
            <text:p><text:s text:c="3"/>72.44</text:p>
          </table:table-cell>
          <table:table-cell table:style-name="ce107" office:value-type="float" office:value="2.73481239804241" calcext:value-type="float">
            <text:p><text:s/>2.73 </text:p>
          </table:table-cell>
          <table:table-cell table:number-columns-repeated="1012"/>
        </table:table-row>
        <table:table-row table:style-name="ro9">
          <table:table-cell table:style-name="ce76" office:value-type="string" calcext:value-type="string">
            <text:p>澎湖縣</text:p>
          </table:table-cell>
          <table:table-cell table:style-name="ce86" office:value-type="float" office:value="126.8641" calcext:value-type="float">
            <text:p><text:s text:c="3"/>126.8641</text:p>
          </table:table-cell>
          <table:table-cell table:style-name="ce94" office:value-type="float" office:value="6" calcext:value-type="float">
            <text:p><text:s text:c="3"/>6</text:p>
          </table:table-cell>
          <table:table-cell table:style-name="ce100" office:value-type="float" office:value="96" calcext:value-type="float">
            <text:p><text:s text:c="3"/>96</text:p>
          </table:table-cell>
          <table:table-cell table:style-name="ce100" office:value-type="float" office:value="1403" calcext:value-type="float">
            <text:p><text:s text:c="3"/>1,403</text:p>
          </table:table-cell>
          <table:table-cell table:style-name="ce100" office:value-type="float" office:value="36072" calcext:value-type="float">
            <text:p><text:s text:c="3"/>36,072</text:p>
          </table:table-cell>
          <table:table-cell table:style-name="ce102" office:value-type="float" office:value="98612" calcext:value-type="float">
            <text:p><text:s text:c="3"/>98,612</text:p>
          </table:table-cell>
          <table:table-cell table:style-name="ce100" office:value-type="float" office:value="50662" calcext:value-type="float">
            <text:p><text:s text:c="3"/>50,662</text:p>
          </table:table-cell>
          <table:table-cell table:style-name="ce100" office:value-type="float" office:value="47950" calcext:value-type="float">
            <text:p><text:s text:c="3"/>47,950</text:p>
          </table:table-cell>
          <table:table-cell table:style-name="ce103" office:value-type="float" office:value="105.655891553702" calcext:value-type="float">
            <text:p><text:s text:c="3"/>105.66</text:p>
          </table:table-cell>
          <table:table-cell table:style-name="ce103" office:value-type="float" office:value="777.304217662838" calcext:value-type="float">
            <text:p><text:s text:c="3"/>777.30</text:p>
          </table:table-cell>
          <table:table-cell table:style-name="ce107" office:value-type="float" office:value="2.73375471279663" calcext:value-type="float">
            <text:p><text:s/>2.73 </text:p>
          </table:table-cell>
          <table:table-cell table:number-columns-repeated="1012"/>
        </table:table-row>
        <table:table-row table:style-name="ro1">
          <table:table-cell table:style-name="ce76" office:value-type="string" calcext:value-type="string">
            <text:p>基隆市</text:p>
          </table:table-cell>
          <table:table-cell table:style-name="ce86" office:value-type="float" office:value="132.7589" calcext:value-type="float">
            <text:p><text:s text:c="3"/>132.7589</text:p>
          </table:table-cell>
          <table:table-cell table:style-name="ce94" office:value-type="float" office:value="7" calcext:value-type="float">
            <text:p><text:s text:c="3"/>7</text:p>
          </table:table-cell>
          <table:table-cell table:style-name="ce100" office:value-type="float" office:value="157" calcext:value-type="float">
            <text:p><text:s text:c="3"/>157</text:p>
          </table:table-cell>
          <table:table-cell table:style-name="ce100" office:value-type="float" office:value="3313" calcext:value-type="float">
            <text:p><text:s text:c="3"/>3,313</text:p>
          </table:table-cell>
          <table:table-cell table:style-name="ce100" office:value-type="float" office:value="148770" calcext:value-type="float">
            <text:p><text:s text:c="3"/>148,770</text:p>
          </table:table-cell>
          <table:table-cell table:style-name="ce102" office:value-type="float" office:value="377309" calcext:value-type="float">
            <text:p><text:s text:c="3"/>377,309</text:p>
          </table:table-cell>
          <table:table-cell table:style-name="ce100" office:value-type="float" office:value="190049" calcext:value-type="float">
            <text:p><text:s text:c="3"/>190,049</text:p>
          </table:table-cell>
          <table:table-cell table:style-name="ce100" office:value-type="float" office:value="187260" calcext:value-type="float">
            <text:p><text:s text:c="3"/>187,260</text:p>
          </table:table-cell>
          <table:table-cell table:style-name="ce103" office:value-type="float" office:value="101.489373064189" calcext:value-type="float">
            <text:p><text:s text:c="3"/>101.49</text:p>
          </table:table-cell>
          <table:table-cell table:style-name="ce103" office:value-type="float" office:value="2842.06181280502" calcext:value-type="float">
            <text:p><text:s text:c="3"/>2,842.06</text:p>
          </table:table-cell>
          <table:table-cell table:style-name="ce107" office:value-type="float" office:value="2.53619009208846" calcext:value-type="float">
            <text:p><text:s/>2.54 </text:p>
          </table:table-cell>
          <table:table-cell table:number-columns-repeated="1012"/>
        </table:table-row>
        <table:table-row table:style-name="ro9">
          <table:table-cell table:style-name="ce76" office:value-type="string" calcext:value-type="string">
            <text:p>新竹市</text:p>
          </table:table-cell>
          <table:table-cell table:style-name="ce86" office:value-type="float" office:value="104.1526" calcext:value-type="float">
            <text:p><text:s text:c="3"/>104.1526</text:p>
          </table:table-cell>
          <table:table-cell table:style-name="ce94" office:value-type="float" office:value="3" calcext:value-type="float">
            <text:p><text:s text:c="3"/>3</text:p>
          </table:table-cell>
          <table:table-cell table:style-name="ce100" office:value-type="float" office:value="120" calcext:value-type="float">
            <text:p><text:s text:c="3"/>120</text:p>
          </table:table-cell>
          <table:table-cell table:style-name="ce100" office:value-type="float" office:value="2209" calcext:value-type="float">
            <text:p><text:s text:c="3"/>2,209</text:p>
          </table:table-cell>
          <table:table-cell table:style-name="ce100" office:value-type="float" office:value="148726" calcext:value-type="float">
            <text:p><text:s text:c="3"/>148,726</text:p>
          </table:table-cell>
          <table:table-cell table:style-name="ce102" office:value-type="float" office:value="424099" calcext:value-type="float">
            <text:p><text:s text:c="3"/>424,099</text:p>
          </table:table-cell>
          <table:table-cell table:style-name="ce100" office:value-type="float" office:value="210376" calcext:value-type="float">
            <text:p><text:s text:c="3"/>210,376</text:p>
          </table:table-cell>
          <table:table-cell table:style-name="ce100" office:value-type="float" office:value="213723" calcext:value-type="float">
            <text:p><text:s text:c="3"/>213,723</text:p>
          </table:table-cell>
          <table:table-cell table:style-name="ce103" office:value-type="float" office:value="98.4339542304759" calcext:value-type="float">
            <text:p><text:s text:c="3"/>98.43</text:p>
          </table:table-cell>
          <table:table-cell table:style-name="ce103" office:value-type="float" office:value="4071.90026941238" calcext:value-type="float">
            <text:p><text:s text:c="3"/>4,071.90</text:p>
          </table:table-cell>
          <table:table-cell table:style-name="ce107" office:value-type="float" office:value="2.85154579562417" calcext:value-type="float">
            <text:p><text:s/>2.85 </text:p>
          </table:table-cell>
          <table:table-cell table:number-columns-repeated="1012"/>
        </table:table-row>
        <table:table-row table:style-name="ro9">
          <table:table-cell table:style-name="ce76" office:value-type="string" calcext:value-type="string">
            <text:p>嘉義市</text:p>
          </table:table-cell>
          <table:table-cell table:style-name="ce86" office:value-type="float" office:value="60.0256" calcext:value-type="float">
            <text:p><text:s text:c="3"/>60.0256</text:p>
          </table:table-cell>
          <table:table-cell table:style-name="ce94" office:value-type="float" office:value="2" calcext:value-type="float">
            <text:p><text:s text:c="3"/>2</text:p>
          </table:table-cell>
          <table:table-cell table:style-name="ce100" office:value-type="float" office:value="84" calcext:value-type="float">
            <text:p><text:s text:c="3"/>84</text:p>
          </table:table-cell>
          <table:table-cell table:style-name="ce100" office:value-type="float" office:value="1379" calcext:value-type="float">
            <text:p><text:s text:c="3"/>1,379</text:p>
          </table:table-cell>
          <table:table-cell table:style-name="ce100" office:value-type="float" office:value="96932" calcext:value-type="float">
            <text:p><text:s text:c="3"/>96,932</text:p>
          </table:table-cell>
          <table:table-cell table:style-name="ce102" office:value-type="float" office:value="271288" calcext:value-type="float">
            <text:p><text:s text:c="3"/>271,288</text:p>
          </table:table-cell>
          <table:table-cell table:style-name="ce100" office:value-type="float" office:value="133169" calcext:value-type="float">
            <text:p><text:s text:c="3"/>133,169</text:p>
          </table:table-cell>
          <table:table-cell table:style-name="ce100" office:value-type="float" office:value="138119" calcext:value-type="float">
            <text:p><text:s text:c="3"/>138,119</text:p>
          </table:table-cell>
          <table:table-cell table:style-name="ce103" office:value-type="float" office:value="96.4161339135094" calcext:value-type="float">
            <text:p><text:s text:c="3"/>96.42</text:p>
          </table:table-cell>
          <table:table-cell table:style-name="ce103" office:value-type="float" office:value="4519.5383303124" calcext:value-type="float">
            <text:p><text:s text:c="3"/>4,519.54</text:p>
          </table:table-cell>
          <table:table-cell table:style-name="ce107" office:value-type="float" office:value="2.79874551231791" calcext:value-type="float">
            <text:p><text:s/>2.80 </text:p>
          </table:table-cell>
          <table:table-cell table:number-columns-repeated="1012"/>
        </table:table-row>
        <table:table-row table:style-name="ro6">
          <table:table-cell table:style-name="ce75" office:value-type="string" calcext:value-type="string">
            <text:p>福建省</text:p>
          </table:table-cell>
          <table:table-cell table:style-name="ce85" office:value-type="float" office:value="180.456" calcext:value-type="float">
            <text:p><text:s text:c="3"/>180.4560</text:p>
          </table:table-cell>
          <table:table-cell table:style-name="ce93" office:value-type="float" office:value="10" calcext:value-type="float">
            <text:p><text:s text:c="3"/>10</text:p>
          </table:table-cell>
          <table:table-cell table:style-name="ce99" office:value-type="float" office:value="59" calcext:value-type="float">
            <text:p><text:s text:c="3"/>59</text:p>
          </table:table-cell>
          <table:table-cell table:style-name="ce99" office:value-type="float" office:value="902" calcext:value-type="float">
            <text:p><text:s text:c="3"/>902</text:p>
          </table:table-cell>
          <table:table-cell table:style-name="ce99" office:value-type="float" office:value="37436" calcext:value-type="float">
            <text:p><text:s text:c="3"/>37,436</text:p>
          </table:table-cell>
          <table:table-cell table:style-name="ce28" office:value-type="float" office:value="122833" calcext:value-type="float">
            <text:p><text:s text:c="3"/>122,833</text:p>
          </table:table-cell>
          <table:table-cell table:style-name="ce99" office:value-type="float" office:value="62678" calcext:value-type="float">
            <text:p><text:s text:c="3"/>62,678</text:p>
          </table:table-cell>
          <table:table-cell table:style-name="ce99" office:value-type="float" office:value="60155" calcext:value-type="float">
            <text:p><text:s text:c="3"/>60,155</text:p>
          </table:table-cell>
          <table:table-cell table:style-name="ce49" office:value-type="float" office:value="104.19416507356" calcext:value-type="float">
            <text:p><text:s text:c="3"/>104.19</text:p>
          </table:table-cell>
          <table:table-cell table:style-name="ce49" office:value-type="float" office:value="680.681163275258" calcext:value-type="float">
            <text:p><text:s text:c="3"/>680.68</text:p>
          </table:table-cell>
          <table:table-cell table:style-name="ce106" office:value-type="float" office:value="3.28114649000962" calcext:value-type="float">
            <text:p><text:s/>3.28 </text:p>
          </table:table-cell>
          <table:table-cell table:number-columns-repeated="1012"/>
        </table:table-row>
        <table:table-row table:style-name="ro9">
          <table:table-cell table:style-name="ce76" office:value-type="string" calcext:value-type="string">
            <text:p>金門縣</text:p>
          </table:table-cell>
          <table:table-cell table:style-name="ce86" office:value-type="float" office:value="151.656" calcext:value-type="float">
            <text:p><text:s text:c="3"/>151.6560</text:p>
          </table:table-cell>
          <table:table-cell table:style-name="ce94" office:value-type="float" office:value="6" calcext:value-type="float">
            <text:p><text:s text:c="3"/>6</text:p>
          </table:table-cell>
          <table:table-cell table:style-name="ce100" office:value-type="float" office:value="37" calcext:value-type="float">
            <text:p><text:s text:c="3"/>37</text:p>
          </table:table-cell>
          <table:table-cell table:style-name="ce100" office:value-type="float" office:value="765" calcext:value-type="float">
            <text:p><text:s text:c="3"/>765</text:p>
          </table:table-cell>
          <table:table-cell table:style-name="ce100" office:value-type="float" office:value="35131" calcext:value-type="float">
            <text:p><text:s text:c="3"/>35,131</text:p>
          </table:table-cell>
          <table:table-cell table:style-name="ce102" office:value-type="float" office:value="111775" calcext:value-type="float">
            <text:p><text:s text:c="3"/>111,775</text:p>
          </table:table-cell>
          <table:table-cell table:style-name="ce100" office:value-type="float" office:value="56370" calcext:value-type="float">
            <text:p><text:s text:c="3"/>56,370</text:p>
          </table:table-cell>
          <table:table-cell table:style-name="ce100" office:value-type="float" office:value="55405" calcext:value-type="float">
            <text:p><text:s text:c="3"/>55,405</text:p>
          </table:table-cell>
          <table:table-cell table:style-name="ce103" office:value-type="float" office:value="101.741720061366" calcext:value-type="float">
            <text:p><text:s text:c="3"/>101.74</text:p>
          </table:table-cell>
          <table:table-cell table:style-name="ce103" office:value-type="float" office:value="737.029857044891" calcext:value-type="float">
            <text:p><text:s text:c="3"/>737.03</text:p>
          </table:table-cell>
          <table:table-cell table:style-name="ce107" office:value-type="float" office:value="3.18166291878967" calcext:value-type="float">
            <text:p><text:s/>3.18 </text:p>
          </table:table-cell>
          <table:table-cell table:number-columns-repeated="1012"/>
        </table:table-row>
        <table:table-row table:style-name="ro9">
          <table:table-cell table:style-name="ce76" office:value-type="string" calcext:value-type="string">
            <text:p>連江縣</text:p>
          </table:table-cell>
          <table:table-cell table:style-name="ce86" office:value-type="float" office:value="28.8" calcext:value-type="float">
            <text:p><text:s text:c="3"/>28.8000</text:p>
          </table:table-cell>
          <table:table-cell table:style-name="ce94" office:value-type="float" office:value="4" calcext:value-type="float">
            <text:p><text:s text:c="3"/>4</text:p>
          </table:table-cell>
          <table:table-cell table:style-name="ce100" office:value-type="float" office:value="22" calcext:value-type="float">
            <text:p><text:s text:c="3"/>22</text:p>
          </table:table-cell>
          <table:table-cell table:style-name="ce100" office:value-type="float" office:value="137" calcext:value-type="float">
            <text:p><text:s text:c="3"/>137</text:p>
          </table:table-cell>
          <table:table-cell table:style-name="ce100" office:value-type="float" office:value="2305" calcext:value-type="float">
            <text:p><text:s text:c="3"/>2,305</text:p>
          </table:table-cell>
          <table:table-cell table:style-name="ce102" office:value-type="float" office:value="11058" calcext:value-type="float">
            <text:p><text:s text:c="3"/>11,058</text:p>
          </table:table-cell>
          <table:table-cell table:style-name="ce100" office:value-type="float" office:value="6308" calcext:value-type="float">
            <text:p><text:s text:c="3"/>6,308</text:p>
          </table:table-cell>
          <table:table-cell table:style-name="ce100" office:value-type="float" office:value="4750" calcext:value-type="float">
            <text:p><text:s text:c="3"/>4,750</text:p>
          </table:table-cell>
          <table:table-cell table:style-name="ce103" office:value-type="float" office:value="132.8" calcext:value-type="float">
            <text:p><text:s text:c="3"/>132.80</text:p>
          </table:table-cell>
          <table:table-cell table:style-name="ce103" office:value-type="float" office:value="383.958333333333" calcext:value-type="float">
            <text:p><text:s text:c="3"/>383.96</text:p>
          </table:table-cell>
          <table:table-cell table:style-name="ce107" office:value-type="float" office:value="4.79739696312364" calcext:value-type="float">
            <text:p><text:s/>4.80 </text:p>
          </table:table-cell>
          <table:table-cell table:number-columns-repeated="1012"/>
        </table:table-row>
        <table:table-row table:style-name="ro23">
          <table:table-cell table:style-name="ce77" office:value-type="string" calcext:value-type="string">
            <text:p>東沙群島</text:p>
          </table:table-cell>
          <table:table-cell table:style-name="ce87" office:value-type="float" office:value="2.38" calcext:value-type="float">
            <text:p><text:s text:c="3"/>2.3800</text:p>
          </table:table-cell>
          <table:table-cell table:style-name="ce95" office:value-type="float" office:value="0" calcext:value-type="float">
            <text:p>— </text:p>
          </table:table-cell>
          <table:table-cell table:number-columns-repeated="8" table:style-name="ce96" office:value-type="float" office:value="0" calcext:value-type="float">
            <text:p>— </text:p>
          </table:table-cell>
          <table:table-cell table:style-name="ce108" office:value-type="float" office:value="0" calcext:value-type="float">
            <text:p>— </text:p>
          </table:table-cell>
          <table:table-cell table:number-columns-repeated="1012"/>
        </table:table-row>
        <table:table-row table:style-name="ro9">
          <table:table-cell table:style-name="ce77" office:value-type="string" calcext:value-type="string">
            <text:p>南沙群島</text:p>
          </table:table-cell>
          <table:table-cell table:style-name="ce87" office:value-type="float" office:value="0.4896" calcext:value-type="float">
            <text:p><text:s text:c="3"/>0.4896</text:p>
          </table:table-cell>
          <table:table-cell table:number-columns-repeated="9" table:style-name="ce96" office:value-type="float" office:value="0" calcext:value-type="float">
            <text:p>— </text:p>
          </table:table-cell>
          <table:table-cell table:style-name="ce108" office:value-type="float" office:value="0" calcext:value-type="float">
            <text:p>— </text:p>
          </table:table-cell>
          <table:table-cell table:number-columns-repeated="1012"/>
        </table:table-row>
        <table:table-row table:style-name="ro24">
          <table:table-cell table:style-name="ce78"/>
          <table:table-cell table:style-name="ce88"/>
          <table:table-cell table:style-name="ce97" table:number-columns-repeated="7"/>
          <table:table-cell table:style-name="ce104" table:number-columns-repeated="2"/>
          <table:table-cell table:style-name="ce109"/>
          <table:table-cell table:style-name="ce110" table:number-columns-repeated="244"/>
          <table:table-cell table:style-name="ce112" table:number-columns-repeated="768"/>
        </table:table-row>
        <table:table-row table:style-name="ro9">
          <table:table-cell table:style-name="ce79"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89"/>
          <table:table-cell table:style-name="ce98"/>
          <table:table-cell table:style-name="ce34" table:number-columns-repeated="5"/>
          <table:table-cell/>
          <table:table-cell table:style-name="ce56" office:value-type="string" calcext:value-type="string" table:number-columns-spanned="3" table:number-rows-spanned="1">
            <text:p>內政部戶政司<text:span text:style-name="T6"> </text:span><text:span text:style-name="T5">民國</text:span><text:span text:style-name="T7">101</text:span><text:span text:style-name="T5">年</text:span><text:span text:style-name="T7">11</text:span><text:span text:style-name="T5">月</text:span><text:span text:style-name="T7">5</text:span><text:span text:style-name="T5">日編製</text:span></text:p>
          </table:table-cell>
          <table:covered-table-cell table:number-columns-repeated="2" table:style-name="ce61"/>
          <table:table-cell table:style-name="ce111"/>
          <table:table-cell table:style-name="ce110" table:number-columns-repeated="1011"/>
        </table:table-row>
        <table:table-row table:style-name="ro19">
          <table:table-cell table:style-name="ce79" office:value-type="string" calcext:value-type="string">
            <text:p>　 <text:span text:style-name="T1">  　    原金門縣烏坵鄉面積，因重測由2.6平方公里修正為1.2平方公里。</text:span></text:p>
          </table:table-cell>
          <table:table-cell table:number-columns-repeated="1023"/>
        </table:table-row>
        <table:table-row table:style-name="ro19">
          <table:table-cell table:style-name="ce80"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8</text:span><text:span text:style-name="T5">平方公里。</text:span></text:p>
          </table:table-cell>
          <table:table-cell table:number-columns-repeated="1023"/>
        </table:table-row>
        <table:table-row table:style-name="ro19">
          <table:table-cell table:style-name="ce79"/>
          <table:table-cell table:number-columns-repeated="1023"/>
        </table:table-row>
        <table:table-row table:style-name="ro19" table:number-rows-repeated="1048539">
          <table:table-cell table:number-columns-repeated="1024"/>
        </table:table-row>
        <table:table-row table:style-name="ro19">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expression table:name="_Fill" table:base-cell-address="$年月別.$A$1" table:expression="['file:///D:/123/n60/11%E9%81%B7%E5%85%A5%E5%8F%8A%E9%81%B7%E5%87%BA-101.10.xls'#$''.$G$5]"/>
        <table:named-expression table:name="出生" table:base-cell-address="$年月別.$A$1" table:expression="['file:///D:/123/n60/11%E9%81%B7%E5%85%A5%E5%8F%8A%E9%81%B7%E5%87%BA-101.10.xls'#$''.$V$14:.$V$34]"/>
        <table:named-expression table:name="月底人口數" table:base-cell-address="$年月別.$A$1" table:expression="['file:///D:/123/n60/11%E9%81%B7%E5%85%A5%E5%8F%8A%E9%81%B7%E5%87%BA-101.10.xls'#$''.$AT$14:.$AU$34]"/>
        <table:named-expression table:name="死亡" table:base-cell-address="$年月別.$A$1" table:expression="['file:///D:/123/n60/11%E9%81%B7%E5%85%A5%E5%8F%8A%E9%81%B7%E5%87%BA-101.10.xls'#$''.$Y$14:.$Y$34]"/>
        <table:named-expression table:name="結婚" table:base-cell-address="$年月別.$A$1" table:expression="['file:///D:/123/n60/11%E9%81%B7%E5%85%A5%E5%8F%8A%E9%81%B7%E5%87%BA-101.10.xls'#$''.$L$14:.$L$34]"/>
        <table:named-expression table:name="鄰數戶數" table:base-cell-address="$年月別.$A$1" table:expression="['file:///D:/123/n60/11%E9%81%B7%E5%85%A5%E5%8F%8A%E9%81%B7%E5%87%BA-101.10.xls'#$''.$AQ$14:.$AR$34]"/>
        <table:named-expression table:name="離婚" table:base-cell-address="$年月別.$A$1" table:expression="['file:///D:/123/n60/11%E9%81%B7%E5%85%A5%E5%8F%8A%E9%81%B7%E5%87%BA-101.10.xls'#$''.$M$14:.$M$34]"/>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 </loext:text>
      <loext:fill-character> </loext:fill-character>
      <number:text>(</number:text>
      <number:number number:decimal-places="0" loext:min-decimal-places="0" number:min-integer-digits="1" number:grouping="true"/>
      <number:text>)</number:text>
    </number:number-style>
    <number:number-style style:name="N160P2" style:volatile="true">
      <loext:text> </loext:text>
      <loext:fill-character> </loext:fill-character>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loext:text>
      <loext:fill-character> </loext:fill-character>
      <number:number number:decimal-places="0" loext:min-decimal-places="0" number:min-integer-digits="1" number:grouping="true"/>
      <number:text> </number:text>
    </number:number-style>
    <number:number-style style:name="N157P2" style:volatile="true">
      <loext:text> </loext:text>
      <loext:fill-character> </loext:fill-character>
      <number:text>-</number:text>
      <number:number number:decimal-places="0" loext:min-decimal-places="0" number:min-integer-digits="0"/>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58P0" style:volatile="true">
      <loext:text> </loext:text>
      <loext:fill-character> </loext:fill-character>
      <number:number number:decimal-places="4" loext:min-decimal-places="4" number:min-integer-digits="1" number:grouping="true"/>
      <number:text> </number:text>
    </number:number-style>
    <number:number-style style:name="N158P1" style:volatile="true">
      <loext:text>-</loext:text>
      <loext:fill-character> </loext:fill-character>
      <number:number number:decimal-places="4" loext:min-decimal-places="4" number:min-integer-digits="1" number:grouping="true"/>
      <number:text> </number:text>
    </number:number-style>
    <number:number-style style:name="N158P2" style:volatile="true">
      <loext:text> </loext:text>
      <loext:fill-character> </loext:fill-character>
      <number:text>-</number:text>
      <number:number number:decimal-places="0" loext:min-decimal-places="0" number:min-integer-digits="0"/>
      <number:text> </number:text>
    </number:number-style>
    <number:text-style style:name="N158">
      <number:text> </number:text>
      <number:text-content/>
      <number:text> </number:text>
      <style:map style:condition="value()&gt;0" style:apply-style-name="N158P0"/>
      <style:map style:condition="value()&lt;0" style:apply-style-name="N158P1"/>
      <style:map style:condition="value()=0" style:apply-style-name="N158P2"/>
    </number:text-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number number:decimal-places="0" loext:min-decimal-places="0" number:min-integer-digits="1" number:grouping="true"/>
      <number:text> </number:text>
    </number:number-style>
    <number:number-style style:name="N161P1" style:volatile="true">
      <number:text>-</number:text>
      <number:number number:decimal-places="0" loext:min-decimal-places="0" number:min-integer-digits="1" number:grouping="true"/>
      <number:text> </number:text>
    </number:number-style>
    <number:number-style style:name="N161">
      <number:text>－ </number:text>
      <style:map style:condition="value()&gt;0" style:apply-style-name="N161P0"/>
      <style:map style:condition="value()&lt;0" style:apply-style-name="N161P1"/>
    </number:number-style>
    <number:number-style style:name="N162">
      <number:number number:min-integer-digits="1"/>
      <number:text> </number:text>
    </number:number-style>
    <number:number-style style:name="N163P0" style:volatile="true">
      <loext:text> </loext:text>
      <loext:fill-character> </loext:fill-character>
      <number:number number:decimal-places="2" loext:min-decimal-places="2" number:min-integer-digits="1" number:grouping="true"/>
      <number:text> </number:text>
    </number:number-style>
    <number:number-style style:name="N163P1" style:volatile="true">
      <loext:text> </loext:text>
      <loext:fill-character> </loext:fill-character>
      <number:text>(</number:text>
      <number:number number:decimal-places="2" loext:min-decimal-places="2" number:min-integer-digits="1" number:grouping="true"/>
      <number:text>)</number:text>
    </number:number-style>
    <number:number-style style:name="N163P2" style:volatile="true">
      <loext:text> </loext:text>
      <loext:fill-character> </loext:fill-character>
      <number:text>- </number:text>
    </number:number-style>
    <number:text-style style:name="N163">
      <number:text> </number:text>
      <number:text-content/>
      <number:text> </number:text>
      <style:map style:condition="value()&gt;0" style:apply-style-name="N163P0"/>
      <style:map style:condition="value()&lt;0" style:apply-style-name="N163P1"/>
      <style:map style:condition="value()=0" style:apply-style-name="N163P2"/>
    </number:text-style>
    <number:number-style style:name="N164P0" style:volatile="true">
      <loext:text>   </loext:text>
      <loext:fill-character> </loext:fill-character>
      <number:number number:decimal-places="0" loext:min-decimal-places="0" number:min-integer-digits="1" number:grouping="true"/>
    </number:number-style>
    <number:number-style style:name="N164P1" style:volatile="true">
      <loext:text>－</loext:text>
      <loext:fill-character> </loext:fill-character>
      <number:number number:decimal-places="0" loext:min-decimal-places="0"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2" loext:min-decimal-places="2" number:min-integer-digits="1" number:grouping="true"/>
    </number:number-style>
    <number:number-style style:name="N165P1" style:volatile="true">
      <loext:text>－</loext:text>
      <loext:fill-character> </loext:fill-character>
      <number:number number:decimal-places="2" loext:min-decimal-places="2"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loext:fill-character> </loext:fill-character>
      <number:number number:decimal-places="0" loext:min-decimal-places="0" number:min-integer-digits="1" number:grouping="true"/>
    </number:number-style>
    <number:number-style style:name="N166P1" style:volatile="true">
      <loext:text>－</loext:text>
      <loext:fill-character> </loext:fill-character>
      <number:number number:decimal-places="0" loext:min-decimal-places="0" number:min-integer-digits="1" number:grouping="true"/>
    </number:number-style>
    <number:number-style style:name="N166">
      <number:text>－</number:text>
      <style:map style:condition="value()&gt;0" style:apply-style-name="N166P0"/>
      <style:map style:condition="value()&lt;0" style:apply-style-name="N166P1"/>
    </number:number-style>
    <number:number-style style:name="N167P0" style:volatile="true">
      <loext:text> </loext:text>
      <loext:fill-character> </loext:fill-character>
      <number:number number:decimal-places="4" loext:min-decimal-places="4" number:min-integer-digits="1" number:grouping="true"/>
      <number:text> </number:text>
    </number:number-style>
    <number:number-style style:name="N167P1" style:volatile="true">
      <loext:text>-</loext:text>
      <loext:fill-character> </loext:fill-character>
      <number:number number:decimal-places="4" loext:min-decimal-places="4" number:min-integer-digits="1" number:grouping="true"/>
      <number:text> </number:text>
    </number:number-style>
    <number:number-style style:name="N167P2" style:volatile="true">
      <loext:text> </loext:text>
      <loext:fill-character> </loext:fill-character>
      <number:text>-</number:text>
      <number:number number:decimal-places="0" loext:min-decimal-places="0" number:min-integer-digits="0"/>
      <number:text> </number:text>
    </number:number-style>
    <number:text-style style:name="N167">
      <number:text> </number:text>
      <number:text-content/>
      <number:text> </number:text>
      <style:map style:condition="value()&gt;0" style:apply-style-name="N167P0"/>
      <style:map style:condition="value()&lt;0" style:apply-style-name="N167P1"/>
      <style:map style:condition="value()=0" style:apply-style-name="N167P2"/>
    </number:text-style>
    <number:number-style style:name="N168P0" style:volatile="true">
      <loext:text> </loext:text>
      <loext:fill-character> </loext:fill-character>
      <number:number number:decimal-places="5" loext:min-decimal-places="5" number:min-integer-digits="1" number:grouping="true"/>
      <number:text> </number:text>
    </number:number-style>
    <number:number-style style:name="N168P1" style:volatile="true">
      <loext:text>-</loext:text>
      <loext:fill-character> </loext:fill-character>
      <number:number number:decimal-places="5" loext:min-decimal-places="5" number:min-integer-digits="1" number:grouping="true"/>
      <number:text> </number:text>
    </number:number-style>
    <number:number-style style:name="N168P2" style:volatile="true">
      <loext:text> </loext:text>
      <loext:fill-character> </loext:fill-character>
      <number:text>-</number:text>
      <number:number number:decimal-places="0" loext:min-decimal-places="0" number:min-integer-digits="0"/>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loext:text>
      <loext:fill-character> </loext:fill-character>
      <number:number number:decimal-places="6" loext:min-decimal-places="6" number:min-integer-digits="1" number:grouping="true"/>
      <number:text> </number:text>
    </number:number-style>
    <number:number-style style:name="N169P1" style:volatile="true">
      <loext:text>-</loext:text>
      <loext:fill-character> </loext:fill-character>
      <number:number number:decimal-places="6" loext:min-decimal-places="6" number:min-integer-digits="1" number:grouping="true"/>
      <number:text> </number:text>
    </number:number-style>
    <number:number-style style:name="N169P2" style:volatile="true">
      <loext:text> </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loext:text> </loext:text>
      <loext:fill-character> </loext:fill-character>
      <number:number number:decimal-places="6" loext:min-decimal-places="6" number:min-integer-digits="1" number:grouping="true"/>
      <number:text> </number:text>
    </number:number-style>
    <number:number-style style:name="N170P1" style:volatile="true">
      <loext:text>-</loext:text>
      <loext:fill-character> </loext:fill-character>
      <number:number number:decimal-places="6" loext:min-decimal-places="6" number:min-integer-digits="1" number:grouping="true"/>
      <number:text> </number:text>
    </number:number-style>
    <number:number-style style:name="N170P2" style:volatile="true">
      <loext:text> </loext:text>
      <loext:fill-character> </loext:fill-character>
      <number:text>-</number:text>
      <number:number number:decimal-places="0" loext:min-decimal-places="0" number:min-integer-digits="0"/>
      <number:text> </number:text>
    </number:number-style>
    <number:text-style style:name="N170">
      <number:text> </number:text>
      <number:text-content/>
      <number:text> </number:text>
      <style:map style:condition="value()&gt;0" style:apply-style-name="N170P0"/>
      <style:map style:condition="value()&lt;0" style:apply-style-name="N170P1"/>
      <style:map style:condition="value()=0" style:apply-style-name="N170P2"/>
    </number:text-style>
    <number:number-style style:name="N171P0" style:volatile="true">
      <loext:text> </loext:text>
      <loext:fill-character> </loext:fill-character>
      <number:number number:decimal-places="3" loext:min-decimal-places="3" number:min-integer-digits="1" number:grouping="true"/>
      <number:text> </number:text>
    </number:number-style>
    <number:number-style style:name="N171P1" style:volatile="true">
      <loext:text>-</loext:text>
      <loext:fill-character> </loext:fill-character>
      <number:number number:decimal-places="3" loext:min-decimal-places="3" number:min-integer-digits="1" number:grouping="true"/>
      <number:text> </number:text>
    </number:number-style>
    <number:number-style style:name="N171P2" style:volatile="true">
      <loext:text> </loext:text>
      <loext:fill-character> </loext:fill-character>
      <number:text>-</number:text>
      <number:number number:decimal-places="0" loext:min-decimal-places="0" number:min-integer-digits="0"/>
      <number:text> </number:text>
    </number:number-style>
    <number:text-style style:name="N171">
      <number:text> </number:text>
      <number:text-content/>
      <number:text> </number:text>
      <style:map style:condition="value()&gt;0" style:apply-style-name="N171P0"/>
      <style:map style:condition="value()&lt;0" style:apply-style-name="N171P1"/>
      <style:map style:condition="value()=0" style:apply-style-name="N171P2"/>
    </number:text-style>
    <number:number-style style:name="N172P0" style:volatile="true">
      <loext:text>   </loext:text>
      <loext:fill-character> </loext:fill-character>
      <number:number number:decimal-places="2" loext:min-decimal-places="2" number:min-integer-digits="1" number:grouping="true"/>
    </number:number-style>
    <number:number-style style:name="N172P1" style:volatile="true">
      <loext:text>     －</loext:text>
      <loext:fill-character> </loext:fill-character>
      <number:number number:decimal-places="2" loext:min-decimal-places="2" number:min-integer-digits="1" number:grouping="true"/>
    </number:number-style>
    <number:number-style style:name="N172">
      <number:text>0.00</number:text>
      <style:map style:condition="value()&gt;0" style:apply-style-name="N172P0"/>
      <style:map style:condition="value()&lt;0" style:apply-style-name="N172P1"/>
    </number:number-style>
    <number:number-style style:name="N173P0" style:volatile="true">
      <number:number number:decimal-places="2" loext:min-decimal-places="2" number:min-integer-digits="1" number:grouping="true"/>
    </number:number-style>
    <number:number-style style:name="N173P1" style:volatile="true">
      <number:text>－   </number:text>
      <number:number number:decimal-places="2" loext:min-decimal-places="2" number:min-integer-digits="1" number:grouping="true"/>
    </number:number-style>
    <number:number-style style:name="N173">
      <number:text>－</number:text>
      <style:map style:condition="value()&gt;0" style:apply-style-name="N173P0"/>
      <style:map style:condition="value()&lt;0" style:apply-style-name="N173P1"/>
    </number:number-style>
    <number:number-style style:name="N174P0" style:volatile="true">
      <loext:text>   </loext:text>
      <loext:fill-character> </loext:fill-character>
      <number:number number:decimal-places="1" loext:min-decimal-places="1" number:min-integer-digits="1" number:grouping="true"/>
    </number:number-style>
    <number:number-style style:name="N174P1" style:volatile="true">
      <loext:text>－</loext:text>
      <loext:fill-character> </loext:fill-character>
      <number:number number:decimal-places="1" loext:min-decimal-places="1"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loext:text>   </loext:text>
      <loext:fill-character> </loext:fill-character>
      <number:number number:decimal-places="3" loext:min-decimal-places="3" number:min-integer-digits="1" number:grouping="true"/>
    </number:number-style>
    <number:number-style style:name="N175P1" style:volatile="true">
      <loext:text>－</loext:text>
      <loext:fill-character> </loext:fill-character>
      <number:number number:decimal-places="3" loext:min-decimal-places="3" number:min-integer-digits="1" number:grouping="true"/>
    </number:number-style>
    <number:number-style style:name="N175">
      <number:text>—</number:text>
      <style:map style:condition="value()&gt;0" style:apply-style-name="N175P0"/>
      <style:map style:condition="value()&lt;0" style:apply-style-name="N175P1"/>
    </number:number-style>
    <number:number-style style:name="N176P0" style:volatile="true">
      <loext:text>   </loext:text>
      <loext:fill-character> </loext:fill-character>
      <number:number number:decimal-places="4" loext:min-decimal-places="4" number:min-integer-digits="1" number:grouping="true"/>
    </number:number-style>
    <number:number-style style:name="N176P1" style:volatile="true">
      <loext:text>－</loext:text>
      <loext:fill-character> </loext:fill-character>
      <number:number number:decimal-places="4" loext:min-decimal-places="4" number:min-integer-digits="1" number:grouping="true"/>
    </number:number-style>
    <number:number-style style:name="N176">
      <number:text>—</number:text>
      <style:map style:condition="value()&gt;0" style:apply-style-name="N176P0"/>
      <style:map style:condition="value()&lt;0" style:apply-style-name="N176P1"/>
    </number:number-style>
    <number:number-style style:name="N177P0" style:volatile="true">
      <number:number number:decimal-places="2" loext:min-decimal-places="2" number:min-integer-digits="1" number:grouping="true"/>
    </number:number-style>
    <number:number-style style:name="N177P1" style:volatile="true">
      <number:text>－   </number:text>
      <number:number number:decimal-places="2" loext:min-decimal-places="2" number:min-integer-digits="1" number:grouping="true"/>
    </number:number-style>
    <number:number-style style:name="N177">
      <number:text>0.00</number:text>
      <style:map style:condition="value()&gt;0" style:apply-style-name="N177P0"/>
      <style:map style:condition="value()&lt;0" style:apply-style-name="N177P1"/>
    </number:number-style>
    <number:number-style style:name="N178P0" style:volatile="true">
      <number:text> </number:text>
      <number:number number:decimal-places="2" loext:min-decimal-places="2" number:min-integer-digits="1" number:grouping="true"/>
    </number:number-style>
    <number:number-style style:name="N178P1" style:volatile="true">
      <loext:text>   －</loext:text>
      <loext:fill-character> </loext:fill-character>
      <number:number number:decimal-places="2" loext:min-decimal-places="2" number:min-integer-digits="1" number:grouping="true"/>
    </number:number-style>
    <number:number-style style:name="N178">
      <number:text>－</number:text>
      <style:map style:condition="value()&gt;0" style:apply-style-name="N178P0"/>
      <style:map style:condition="value()&lt;0" style:apply-style-name="N178P1"/>
    </number:number-style>
    <number:number-style style:name="N179P0" style:volatile="true">
      <number:number number:decimal-places="0" loext:min-decimal-places="0" number:min-integer-digits="1" number:grouping="true"/>
      <number:text> </number:text>
    </number:number-style>
    <number:number-style style:name="N179P1" style:volatile="true">
      <number:text>–</number:text>
      <number:number number:decimal-places="0" loext:min-decimal-places="0" number:min-integer-digits="1" number:grouping="true"/>
      <number:text> </number:text>
    </number:number-style>
    <number:number-style style:name="N179">
      <number:text>— </number:text>
      <style:map style:condition="value()&gt;0" style:apply-style-name="N179P0"/>
      <style:map style:condition="value()&lt;0" style:apply-style-name="N179P1"/>
    </number:number-style>
    <number:number-style style:name="N180P0" style:volatile="true">
      <number:number number:decimal-places="0" loext:min-decimal-places="0" number:min-integer-digits="1" number:grouping="true"/>
      <number:text> </number:text>
    </number:number-style>
    <number:number-style style:name="N180P1" style:volatile="true">
      <number:number number:decimal-places="0" loext:min-decimal-places="0" number:min-integer-digits="1" number:grouping="true"/>
      <number:text> </number:text>
    </number:number-style>
    <number:number-style style:name="N180">
      <number:text>— </number:text>
      <style:map style:condition="value()&gt;0" style:apply-style-name="N180P0"/>
      <style:map style:condition="value()&lt;0" style:apply-style-name="N180P1"/>
    </number:number-style>
    <number:number-style style:name="N181P0" style:volatile="true">
      <loext:fill-character> </loext:fill-character>
      <number:number number:decimal-places="0" loext:min-decimal-places="0" number:min-integer-digits="1" number:grouping="true"/>
    </number:number-style>
    <number:number-style style:name="N181P1" style:volatile="true">
      <loext:fill-character> </loext:fill-character>
      <number:number number:decimal-places="0" loext:min-decimal-places="0" number:min-integer-digits="1" number:grouping="true"/>
    </number:number-style>
    <number:number-style style:name="N181">
      <number:text>-</number:text>
      <style:map style:condition="value()&gt;0" style:apply-style-name="N181P0"/>
      <style:map style:condition="value()&lt;0" style:apply-style-name="N181P1"/>
    </number:number-style>
    <number:number-style style:name="N182P0" style:volatile="true">
      <loext:fill-character> </loext:fill-character>
      <number:number number:decimal-places="0" loext:min-decimal-places="0" number:min-integer-digits="1" number:grouping="true"/>
    </number:number-style>
    <number:number-style style:name="N182P1" style:volatile="true">
      <loext:text>       －</loext:text>
      <loext:fill-character> </loext:fill-character>
      <number:number number:decimal-places="0" loext:min-decimal-places="0" number:min-integer-digits="1" number:grouping="true"/>
    </number:number-style>
    <number:number-style style:name="N182">
      <number:text>－</number:text>
      <style:map style:condition="value()&gt;0" style:apply-style-name="N182P0"/>
      <style:map style:condition="value()&lt;0" style:apply-style-name="N182P1"/>
    </number:number-style>
    <number:number-style style:name="N183P0" style:volatile="true">
      <loext:text>   </loext:text>
      <loext:fill-character> </loext:fill-character>
      <number:number number:decimal-places="2" loext:min-decimal-places="2" number:min-integer-digits="1" number:grouping="true"/>
    </number:number-style>
    <number:number-style style:name="N183P1" style:volatile="true">
      <loext:text>        －</loext:text>
      <loext:fill-character> </loext:fill-character>
      <number:number number:decimal-places="2" loext:min-decimal-places="2" number:min-integer-digits="1" number:grouping="true"/>
    </number:number-style>
    <number:number-style style:name="N183">
      <number:text>0.00</number:text>
      <style:map style:condition="value()&gt;0" style:apply-style-name="N183P0"/>
      <style:map style:condition="value()&lt;0" style:apply-style-name="N183P1"/>
    </number:number-style>
    <number:number-style style:name="N184P0" style:volatile="true">
      <number:text> </number:text>
      <number:number number:decimal-places="2" loext:min-decimal-places="2" number:min-integer-digits="1" number:grouping="true"/>
    </number:number-style>
    <number:number-style style:name="N184P1" style:volatile="true">
      <loext:text>－</loext:text>
      <loext:fill-character> </loext:fill-character>
      <number:number number:decimal-places="2" loext:min-decimal-places="2" number:min-integer-digits="1" number:grouping="true"/>
    </number:number-style>
    <number:number-style style:name="N184">
      <number:text>－</number:text>
      <style:map style:condition="value()&gt;0" style:apply-style-name="N184P0"/>
      <style:map style:condition="value()&lt;0" style:apply-style-name="N184P1"/>
    </number:number-style>
    <number:number-style style:name="N185P0" style:volatile="true">
      <number:text> </number:text>
      <number:number number:decimal-places="2" loext:min-decimal-places="2" number:min-integer-digits="1" number:grouping="true"/>
    </number:number-style>
    <number:number-style style:name="N185P1" style:volatile="true">
      <number:text>－ </number:text>
      <number:number number:decimal-places="2" loext:min-decimal-places="2" number:min-integer-digits="1" number:grouping="true"/>
    </number:number-style>
    <number:number-style style:name="N185">
      <number:text>－</number:text>
      <style:map style:condition="value()&gt;0" style:apply-style-name="N185P0"/>
      <style:map style:condition="value()&lt;0" style:apply-style-name="N185P1"/>
    </number:number-style>
    <number:number-style style:name="N186P0" style:volatile="true">
      <number:text>    </number:text>
      <number:number number:decimal-places="2" loext:min-decimal-places="2" number:min-integer-digits="1" number:grouping="true"/>
    </number:number-style>
    <number:number-style style:name="N186P1" style:volatile="true">
      <number:text>－   </number:text>
      <number:number number:decimal-places="2" loext:min-decimal-places="2" number:min-integer-digits="1" number:grouping="true"/>
    </number:number-style>
    <number:number-style style:name="N186">
      <number:text>—</number:text>
      <style:map style:condition="value()&gt;0" style:apply-style-name="N186P0"/>
      <style:map style:condition="value()&lt;0" style:apply-style-name="N186P1"/>
    </number:number-style>
    <number:number-style style:name="N187P0" style:volatile="true">
      <number:text>    </number:text>
      <number:number number:decimal-places="2" loext:min-decimal-places="2" number:min-integer-digits="1" number:grouping="true"/>
    </number:number-style>
    <number:number-style style:name="N187P1" style:volatile="true">
      <number:text>－     </number:text>
      <number:number number:decimal-places="2" loext:min-decimal-places="2" number:min-integer-digits="1" number:grouping="true"/>
    </number:number-style>
    <number:number-style style:name="N187">
      <number:text>—</number:text>
      <style:map style:condition="value()&gt;0" style:apply-style-name="N187P0"/>
      <style:map style:condition="value()&lt;0" style:apply-style-name="N187P1"/>
    </number:number-style>
    <number:number-style style:name="N188P0" style:volatile="true">
      <number:text> </number:text>
      <number:number number:decimal-places="3" loext:min-decimal-places="3" number:min-integer-digits="1" number:grouping="true"/>
    </number:number-style>
    <number:number-style style:name="N188P1" style:volatile="true">
      <loext:text>   －</loext:text>
      <loext:fill-character> </loext:fill-character>
      <number:number number:decimal-places="3" loext:min-decimal-places="3" number:min-integer-digits="1" number:grouping="true"/>
    </number:number-style>
    <number:number-style style:name="N188">
      <number:text>－</number:text>
      <style:map style:condition="value()&gt;0" style:apply-style-name="N188P0"/>
      <style:map style:condition="value()&lt;0" style:apply-style-name="N188P1"/>
    </number:number-style>
    <number:number-style style:name="N189P0" style:volatile="true">
      <number:text> </number:text>
      <number:number number:decimal-places="4" loext:min-decimal-places="4" number:min-integer-digits="1" number:grouping="true"/>
    </number:number-style>
    <number:number-style style:name="N189P1" style:volatile="true">
      <loext:text>   －</loext:text>
      <loext:fill-character> </loext:fill-character>
      <number:number number:decimal-places="4" loext:min-decimal-places="4" number:min-integer-digits="1" number:grouping="true"/>
    </number:number-style>
    <number:number-style style:name="N189">
      <number:text>－</number:text>
      <style:map style:condition="value()&gt;0" style:apply-style-name="N189P0"/>
      <style:map style:condition="value()&lt;0" style:apply-style-name="N189P1"/>
    </number:number-style>
    <number:number-style style:name="N190">
      <number:number number:decimal-places="1" loext:min-decimal-places="1" number:min-integer-digits="1"/>
      <number:text> </number:text>
    </number:number-style>
    <number:number-style style:name="N191">
      <number:number number:decimal-places="2" loext:min-decimal-places="2" number:min-integer-digits="1"/>
      <number:text> </number:text>
    </number:number-style>
    <number:number-style style:name="N192P0" style:volatile="true">
      <number:text>    </number:text>
      <number:number number:decimal-places="2" loext:min-decimal-places="2" number:min-integer-digits="1" number:grouping="true"/>
    </number:number-style>
    <number:number-style style:name="N192P1" style:volatile="true">
      <number:text>－ 　    </number:text>
      <number:number number:decimal-places="2" loext:min-decimal-places="2" number:min-integer-digits="1" number:grouping="true"/>
    </number:number-style>
    <number:number-style style:name="N192">
      <number:text>—</number:text>
      <style:map style:condition="value()&gt;0" style:apply-style-name="N192P0"/>
      <style:map style:condition="value()&lt;0" style:apply-style-name="N192P1"/>
    </number:number-style>
    <number:number-style style:name="N193P0" style:volatile="true">
      <loext:fill-character> </loext:fill-character>
      <number:number number:decimal-places="0" loext:min-decimal-places="0" number:min-integer-digits="1" number:grouping="true"/>
    </number:number-style>
    <number:number-style style:name="N193P1" style:volatile="true">
      <loext:text>        － </loext:text>
      <loext:fill-character> </loext:fill-character>
      <number:number number:decimal-places="0" loext:min-decimal-places="0" number:min-integer-digits="1" number:grouping="true"/>
    </number:number-style>
    <number:number-style style:name="N193">
      <number:text>－</number:text>
      <style:map style:condition="value()&gt;0" style:apply-style-name="N193P0"/>
      <style:map style:condition="value()&lt;0" style:apply-style-name="N193P1"/>
    </number:number-style>
    <number:number-style style:name="N194P0" style:volatile="true">
      <number:number number:decimal-places="2" loext:min-decimal-places="2" number:min-integer-digits="1" number:grouping="true"/>
    </number:number-style>
    <number:number-style style:name="N194P1" style:volatile="true">
      <number:text>－     </number:text>
      <number:number number:decimal-places="2" loext:min-decimal-places="2" number:min-integer-digits="1" number:grouping="true"/>
    </number:number-style>
    <number:number-style style:name="N194">
      <number:text>0.00</number:text>
      <style:map style:condition="value()&gt;0" style:apply-style-name="N194P0"/>
      <style:map style:condition="value()&lt;0" style:apply-style-name="N194P1"/>
    </number:number-style>
    <number:number-style style:name="N195P0" style:volatile="true">
      <number:number number:decimal-places="2" loext:min-decimal-places="2" number:min-integer-digits="1" number:grouping="true"/>
    </number:number-style>
    <number:number-style style:name="N195P1" style:volatile="true">
      <number:text>－   </number:text>
      <number:number number:decimal-places="2" loext:min-decimal-places="2" number:min-integer-digits="1" number:grouping="true"/>
    </number:number-style>
    <number:number-style style:name="N195">
      <number:text>—</number:text>
      <style:map style:condition="value()&gt;0" style:apply-style-name="N195P0"/>
      <style:map style:condition="value()&lt;0" style:apply-style-name="N195P1"/>
    </number:number-style>
    <number:number-style style:name="N196P0" style:volatile="true">
      <number:text> </number:text>
      <number:number number:decimal-places="2" loext:min-decimal-places="2" number:min-integer-digits="1" number:grouping="true"/>
    </number:number-style>
    <number:number-style style:name="N196P1" style:volatile="true">
      <loext:text>  －</loext:text>
      <loext:fill-character> </loext:fill-character>
      <number:number number:decimal-places="2" loext:min-decimal-places="2" number:min-integer-digits="1" number:grouping="true"/>
    </number:number-style>
    <number:number-style style:name="N196">
      <number:text>－</number:text>
      <style:map style:condition="value()&gt;0" style:apply-style-name="N196P0"/>
      <style:map style:condition="value()&lt;0" style:apply-style-name="N196P1"/>
    </number:number-style>
    <number:number-style style:name="N197P0" style:volatile="true">
      <number:text> </number:text>
      <number:number number:decimal-places="2" loext:min-decimal-places="2" number:min-integer-digits="1" number:grouping="true"/>
    </number:number-style>
    <number:number-style style:name="N197P1" style:volatile="true">
      <loext:text> －</loext:text>
      <loext:fill-character> </loext:fill-character>
      <number:number number:decimal-places="2" loext:min-decimal-places="2"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number:text> </number:text>
      <number:number number:decimal-places="2" loext:min-decimal-places="2" number:min-integer-digits="1" number:grouping="true"/>
    </number:number-style>
    <number:number-style style:name="N198P1" style:volatile="true">
      <loext:text>     －</loext:text>
      <loext:fill-character> </loext:fill-character>
      <number:number number:decimal-places="2" loext:min-decimal-places="2"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number:text> </number:text>
      <number:number number:decimal-places="2" loext:min-decimal-places="2" number:min-integer-digits="1" number:grouping="true"/>
    </number:number-style>
    <number:number-style style:name="N199P1" style:volatile="true">
      <loext:text>       －</loext:text>
      <loext:fill-character> </loext:fill-character>
      <number:number number:decimal-places="2" loext:min-decimal-places="2"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number:text>    </number:text>
      <number:number number:decimal-places="2" loext:min-decimal-places="2" number:min-integer-digits="1" number:grouping="true"/>
    </number:number-style>
    <number:number-style style:name="N200P1" style:volatile="true">
      <number:text>－      </number:text>
      <number:number number:decimal-places="2" loext:min-decimal-places="2"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text> </number:text>
      <number:number number:decimal-places="2" loext:min-decimal-places="2" number:min-integer-digits="1" number:grouping="true"/>
    </number:number-style>
    <number:number-style style:name="N201P1" style:volatile="true">
      <loext:text>    －</loext:text>
      <loext:fill-character> </loext:fill-character>
      <number:number number:decimal-places="2" loext:min-decimal-places="2"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text> </number:text>
      <number:number number:decimal-places="2" loext:min-decimal-places="2" number:min-integer-digits="1" number:grouping="true"/>
    </number:number-style>
    <number:number-style style:name="N202P1" style:volatile="true">
      <loext:text>   －  </loext:text>
      <loext:fill-character> </loext:fill-character>
      <number:number number:decimal-places="2" loext:min-decimal-places="2"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text> </number:text>
      <number:number number:decimal-places="2" loext:min-decimal-places="2" number:min-integer-digits="1" number:grouping="true"/>
    </number:number-style>
    <number:number-style style:name="N203P1" style:volatile="true">
      <loext:text>   －   </loext:text>
      <loext:fill-character> </loext:fill-character>
      <number:number number:decimal-places="2" loext:min-decimal-places="2"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text> </number:text>
      <number:number number:decimal-places="2" loext:min-decimal-places="2" number:min-integer-digits="1" number:grouping="true"/>
    </number:number-style>
    <number:number-style style:name="N204P1" style:volatile="true">
      <loext:text>   －    </loext:text>
      <loext:fill-character> </loext:fill-character>
      <number:number number:decimal-places="2" loext:min-decimal-places="2"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text> </number:text>
      <number:number number:decimal-places="2" loext:min-decimal-places="2" number:min-integer-digits="1" number:grouping="true"/>
    </number:number-style>
    <number:number-style style:name="N205P1" style:volatile="true">
      <loext:text>   －     </loext:text>
      <loext:fill-character> </loext:fill-character>
      <number:number number:decimal-places="2" loext:min-decimal-places="2"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number:text> </number:text>
      <number:number number:decimal-places="2" loext:min-decimal-places="2" number:min-integer-digits="1" number:grouping="true"/>
    </number:number-style>
    <number:number-style style:name="N206P1" style:volatile="true">
      <loext:text>  －     </loext:text>
      <loext:fill-character> </loext:fill-character>
      <number:number number:decimal-places="2" loext:min-decimal-places="2"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number:text> </number:text>
      <number:number number:decimal-places="2" loext:min-decimal-places="2" number:min-integer-digits="1" number:grouping="true"/>
    </number:number-style>
    <number:number-style style:name="N207P1" style:volatile="true">
      <loext:text>  －    </loext:text>
      <loext:fill-character> </loext:fill-character>
      <number:number number:decimal-places="2" loext:min-decimal-places="2"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text> </number:text>
      <number:number number:decimal-places="2" loext:min-decimal-places="2" number:min-integer-digits="1" number:grouping="true"/>
    </number:number-style>
    <number:number-style style:name="N208P1" style:volatile="true">
      <loext:text>  －   </loext:text>
      <loext:fill-character> </loext:fill-character>
      <number:number number:decimal-places="2" loext:min-decimal-places="2"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number:text> </number:text>
      <number:number number:decimal-places="2" loext:min-decimal-places="2" number:min-integer-digits="1" number:grouping="true"/>
    </number:number-style>
    <number:number-style style:name="N209P1" style:volatile="true">
      <loext:text> －   </loext:text>
      <loext:fill-character> </loext:fill-character>
      <number:number number:decimal-places="2" loext:min-decimal-places="2"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text> </number:text>
      <number:number number:decimal-places="2" loext:min-decimal-places="2" number:min-integer-digits="1" number:grouping="true"/>
    </number:number-style>
    <number:number-style style:name="N210P1" style:volatile="true">
      <loext:text>    －   </loext:text>
      <loext:fill-character> </loext:fill-character>
      <number:number number:decimal-places="2" loext:min-decimal-places="2" number:min-integer-digits="1" number:grouping="true"/>
    </number:number-style>
    <number:number-style style:name="N210">
      <number:text>－</number:text>
      <style:map style:condition="value()&gt;0" style:apply-style-name="N210P0"/>
      <style:map style:condition="value()&lt;0" style:apply-style-name="N210P1"/>
    </number:number-style>
    <number:number-style style:name="N211P0" style:volatile="true">
      <number:text> </number:text>
      <number:number number:decimal-places="2" loext:min-decimal-places="2" number:min-integer-digits="1" number:grouping="true"/>
    </number:number-style>
    <number:number-style style:name="N211P1" style:volatile="true">
      <loext:text>    －  </loext:text>
      <loext:fill-character> </loext:fill-character>
      <number:number number:decimal-places="2" loext:min-decimal-places="2" number:min-integer-digits="1" number:grouping="true"/>
    </number:number-style>
    <number:number-style style:name="N211">
      <number:text>－</number:text>
      <style:map style:condition="value()&gt;0" style:apply-style-name="N211P0"/>
      <style:map style:condition="value()&lt;0" style:apply-style-name="N211P1"/>
    </number:number-style>
    <number:number-style style:name="N212P0" style:volatile="true">
      <number:text>    </number:text>
      <number:number number:decimal-places="2" loext:min-decimal-places="2" number:min-integer-digits="1" number:grouping="true"/>
    </number:number-style>
    <number:number-style style:name="N212P1" style:volatile="true">
      <number:text>－    </number:text>
      <number:number number:decimal-places="2" loext:min-decimal-places="2" number:min-integer-digits="1" number:grouping="true"/>
    </number:number-style>
    <number:number-style style:name="N212">
      <number:text>—</number:text>
      <style:map style:condition="value()&gt;0" style:apply-style-name="N212P0"/>
      <style:map style:condition="value()&lt;0" style:apply-style-name="N212P1"/>
    </number:number-style>
    <number:number-style style:name="N213P0" style:volatile="true">
      <number:text>    </number:text>
      <number:number number:decimal-places="2" loext:min-decimal-places="2" number:min-integer-digits="1" number:grouping="true"/>
    </number:number-style>
    <number:number-style style:name="N213P1" style:volatile="true">
      <number:text>－  </number:text>
      <number:number number:decimal-places="2" loext:min-decimal-places="2" number:min-integer-digits="1" number:grouping="true"/>
    </number:number-style>
    <number:number-style style:name="N213">
      <number:text>—</number:text>
      <style:map style:condition="value()&gt;0" style:apply-style-name="N213P0"/>
      <style:map style:condition="value()&lt;0" style:apply-style-name="N213P1"/>
    </number:number-style>
    <number:number-style style:name="N214P0" style:volatile="true">
      <number:number number:decimal-places="2" loext:min-decimal-places="2" number:min-integer-digits="1" number:grouping="true"/>
    </number:number-style>
    <number:number-style style:name="N214P1" style:volatile="true">
      <number:text>－    </number:text>
      <number:number number:decimal-places="2" loext:min-decimal-places="2" number:min-integer-digits="1" number:grouping="true"/>
    </number:number-style>
    <number:number-style style:name="N214">
      <number:text>－</number:text>
      <style:map style:condition="value()&gt;0" style:apply-style-name="N214P0"/>
      <style:map style:condition="value()&lt;0" style:apply-style-name="N214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date-style style:name="N10154" number:language="zh" number:country="TW">
      <number:year number:style="long"/>
      <number:text>年</number:text>
      <number:month/>
      <number:text>月</number:text>
      <number:day/>
      <number:text>日 </number:text>
      <number:day-of-week number:style="long"/>
    </number:dat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60">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5%"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2-11-05T17:18:43</meta:creation-date>
    <dc:creator>user</dc:creator>
    <dc:date>2012-11-05T17:24:12</dc:date>
    <meta:document-statistic meta:table-count="2" meta:cell-count="721" meta:object-count="0"/>
    <meta:generator>LibreOffice/5.0.5.2$Windows_x86 LibreOffice_project/55b006a02d247b5f7215fc6ea0fde844b30035b3</meta:generator>
  </office:meta>
</office:document-meta>
</file>